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Oxygen" svg:font-family="Oxygen, sans-serif"/>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margin-left="0in" fo:margin-right="0in" fo:margin-top="0in" fo:margin-bottom="0in" loext:contextual-spacing="false" fo:line-height="100%" fo:text-align="center" style:justify-single-word="false" fo:text-indent="0in" style:auto-text-indent="false"/>
      <style:text-properties fo:color="#337ab7" style:font-name="Oxygen" fo:font-size="18.75pt" fo:font-weight="bold" fo:background-color="#eeeeee" loext:padding="0in" loext:border="none"/>
    </style:style>
    <style:style style:name="P2" style:family="paragraph" style:parent-style-name="Heading_20_2">
      <style:paragraph-properties fo:margin-left="0in" fo:margin-right="0in" fo:margin-top="0in" fo:margin-bottom="0in" loext:contextual-spacing="false" fo:line-height="100%" fo:text-align="center" style:justify-single-word="false" fo:text-indent="0in" style:auto-text-indent="false"/>
      <style:text-properties fo:color="#000000" style:font-name="Oxygen" fo:font-size="15.75pt" fo:font-weight="bold" loext:padding="0in" loext:border="none"/>
    </style:style>
    <style:style style:name="P3" style:family="paragraph" style:parent-style-name="Heading_20_3">
      <style:paragraph-properties fo:margin-left="0in" fo:margin-right="0in" fo:margin-top="0in" fo:margin-bottom="0in" loext:contextual-spacing="false" fo:line-height="100%" fo:text-indent="0in" style:auto-text-indent="false"/>
      <style:text-properties fo:color="#000000" style:font-name="Oxygen" fo:font-size="13.5pt" fo:font-weight="bold" loext:padding="0in" loext:border="none"/>
    </style:style>
    <style:style style:name="P4" style:family="paragraph" style:parent-style-name="Heading_20_3">
      <style:paragraph-properties fo:margin-left="0in" fo:margin-right="0in" fo:margin-top="0in" fo:margin-bottom="0in" loext:contextual-spacing="false" fo:line-height="100%" fo:text-align="center" style:justify-single-word="false" fo:text-indent="0in" style:auto-text-indent="false"/>
      <style:text-properties fo:color="#000000" style:font-name="Oxygen" fo:font-size="13.5pt" fo:font-weight="bold" loext:padding="0in" loext:border="none"/>
    </style:style>
    <style:style style:name="P5" style:family="paragraph" style:parent-style-name="Horizontal_20_Line">
      <style:paragraph-properties fo:margin-top="0in" fo:margin-bottom="0.3126in" loext:contextual-spacing="false"/>
    </style:style>
    <style:style style:name="P6" style:family="paragraph" style:parent-style-name="Preformatted_20_Text">
      <loext:graphic-properties draw:fill="none" draw:fill-color="#ffffff"/>
      <style:paragraph-properties fo:margin-left="0in" fo:margin-right="0in" fo:margin-top="0in" fo:margin-bottom="0in" loext:contextual-spacing="false" fo:text-indent="0in" style:auto-text-indent="false" fo:background-color="transparent" fo:padding="0in" fo:border="none"/>
      <style:text-properties fo:color="#333333" style:font-name="monospace" fo:background-color="transparent" loext:padding="0in" loext:border="none"/>
    </style:style>
    <style:style style:name="P7" style:family="paragraph" style:parent-style-name="Preformatted_20_Text">
      <loext:graphic-properties draw:fill="none" draw:fill-color="#ffffff"/>
      <style:paragraph-properties fo:margin-left="0in" fo:margin-right="0in" fo:margin-top="0in" fo:margin-bottom="0in" loext:contextual-spacing="false" fo:text-indent="0in" style:auto-text-indent="false" fo:background-color="transparent" fo:padding="0in" fo:border="none"/>
      <style:text-properties fo:color="#408080" style:font-name="monospace" fo:font-style="italic" fo:background-color="transparent" loext:padding="0in" loext:border="none"/>
    </style:style>
    <style:style style:name="P8" style:family="paragraph" style:parent-style-name="Preformatted_20_Text">
      <loext:graphic-properties draw:fill="solid" draw:fill-color="#000000" draw:opacity="100%"/>
      <style:paragraph-properties fo:margin-top="0in" fo:margin-bottom="0.1965in" loext:contextual-spacing="false" fo:background-color="#000000" fo:padding="0in" fo:border="none"/>
      <style:text-properties fo:color="#ffffff" loext:padding="0in" loext:border="none"/>
    </style:style>
    <style:style style:name="P9" style:family="paragraph" style:parent-style-name="Preformatted_20_Text">
      <loext:graphic-properties draw:fill="solid" draw:fill-color="#ffffff" draw:opacity="100%"/>
      <style:paragraph-properties fo:margin-top="0in" fo:margin-bottom="0.1965in" loext:contextual-spacing="false" fo:background-color="#ffffff" fo:padding="0in" fo:border="none"/>
      <style:text-properties fo:color="#000000" style:font-name="monospace" fo:font-size="10.5pt" loext:padding="0in" loext:border="none"/>
    </style:style>
    <style:style style:name="P10" style:family="paragraph" style:parent-style-name="Preformatted_20_Text">
      <loext:graphic-properties draw:fill="none" draw:fill-color="#ffffff"/>
      <style:paragraph-properties fo:margin-top="0in" fo:margin-bottom="0in" loext:contextual-spacing="false" fo:background-color="transparent" fo:padding="0in" fo:border="none"/>
    </style:style>
    <style:style style:name="P11" style:family="paragraph" style:parent-style-name="Preformatted_20_Text">
      <loext:graphic-properties draw:fill="none" draw:fill-color="#ffffff"/>
      <style:paragraph-properties fo:margin-top="0in" fo:margin-bottom="0in" loext:contextual-spacing="false" fo:background-color="transparent" fo:padding="0in" fo:border="none"/>
      <style:text-properties fo:color="#333333" style:font-name="monospace" fo:background-color="transparent" loext:padding="0in" loext:border="none"/>
    </style:style>
    <style:style style:name="P12" style:family="paragraph" style:parent-style-name="Preformatted_20_Text">
      <loext:graphic-properties draw:fill="none" draw:fill-color="#ffffff"/>
      <style:paragraph-properties fo:margin-top="0in" fo:margin-bottom="0in" loext:contextual-spacing="false" fo:background-color="transparent" fo:padding="0in" fo:border="none"/>
      <style:text-properties fo:color="#333333" fo:background-color="transparent" loext:padding="0in" loext:border="none"/>
    </style:style>
    <style:style style:name="P13" style:family="paragraph" style:parent-style-name="Preformatted_20_Text">
      <loext:graphic-properties draw:fill="none" draw:fill-color="#ffffff"/>
      <style:paragraph-properties fo:margin-top="0in" fo:margin-bottom="0in" loext:contextual-spacing="false" fo:background-color="transparent" fo:padding="0in" fo:border="none"/>
      <style:text-properties fo:color="#408080" style:font-name="monospace" fo:font-style="italic" fo:background-color="transparent" loext:padding="0in" loext:border="none"/>
    </style:style>
    <style:style style:name="P14" style:family="paragraph" style:parent-style-name="Preformatted_20_Text">
      <loext:graphic-properties draw:fill="solid" draw:fill-color="#ffffff" draw:opacity="100%"/>
      <style:paragraph-properties fo:background-color="#ffffff" fo:padding="0in" fo:border="none"/>
      <style:text-properties fo:color="#000000" style:font-name="monospace" fo:font-size="10.5pt" loext:padding="0in" loext:border="none"/>
    </style:style>
    <style:style style:name="P15" style:family="paragraph" style:parent-style-name="Preformatted_20_Text">
      <loext:graphic-properties draw:fill="solid" draw:fill-color="#ffffff" draw:opacity="100%"/>
      <style:paragraph-properties fo:background-color="#ffffff" fo:padding="0in" fo:border="none"/>
      <style:text-properties fo:color="#000000" loext:padding="0in" loext:border="none"/>
    </style:style>
    <style:style style:name="P16" style:family="paragraph" style:parent-style-name="Preformatted_20_Text">
      <loext:graphic-properties draw:fill="solid" draw:fill-color="#000000" draw:opacity="100%"/>
      <style:paragraph-properties fo:background-color="#000000" fo:padding="0in" fo:border="none"/>
      <style:text-properties fo:color="#ffffff" loext:padding="0in" loext:border="none"/>
    </style:style>
    <style:style style:name="P17" style:family="paragraph" style:parent-style-name="Text_20_body">
      <style:paragraph-properties fo:text-align="center" style:justify-single-word="false"/>
      <style:text-properties fo:color="#ffffff" fo:background-color="#337ab7" loext:padding="0in" loext:border="none"/>
    </style:style>
    <style:style style:name="P18" style:family="paragraph" style:parent-style-name="Text_20_body">
      <style:paragraph-properties fo:text-align="center" style:justify-single-word="false"/>
      <style:text-properties fo:color="#000000" fo:background-color="#d9edf7" loext:padding="0in" loext:border="none"/>
    </style:style>
    <style:style style:name="P19" style:family="paragraph" style:parent-style-name="Text_20_body">
      <style:paragraph-properties fo:text-align="center" style:justify-single-word="false"/>
      <style:text-properties fo:color="#000000" fo:background-color="#dff0d8" loext:padding="0in" loext:border="none"/>
    </style:style>
    <style:style style:name="P20" style:family="paragraph" style:parent-style-name="Text_20_body">
      <style:paragraph-properties fo:text-align="center" style:justify-single-word="false"/>
      <style:text-properties fo:color="#000000" fo:background-color="#fcf8e3" loext:padding="0in" loext:border="none"/>
    </style:style>
    <style:style style:name="P21" style:family="paragraph" style:parent-style-name="Text_20_body">
      <style:paragraph-properties fo:text-align="center" style:justify-single-word="false"/>
      <style:text-properties fo:color="#000000" fo:background-color="#f2dede" loext:padding="0in" loext:border="none"/>
    </style:style>
    <style:style style:name="P22" style:family="paragraph" style:parent-style-name="Text_20_body">
      <style:paragraph-properties fo:margin-top="0in" fo:margin-bottom="0in" loext:contextual-spacing="false" fo:text-align="center" style:justify-single-word="false"/>
      <style:text-properties fo:color="#000000" fo:background-color="#dff0d8" loext:padding="0in" loext:border="none"/>
    </style:style>
    <style:style style:name="P23" style:family="paragraph" style:parent-style-name="Text_20_body">
      <style:paragraph-properties fo:margin-top="0in" fo:margin-bottom="0in" loext:contextual-spacing="false" fo:text-align="center" style:justify-single-word="false"/>
      <style:text-properties fo:color="#000000" fo:background-color="#fcf8e3" loext:padding="0in" loext:border="none"/>
    </style:style>
    <style:style style:name="P24" style:family="paragraph" style:parent-style-name="Text_20_body">
      <style:paragraph-properties fo:margin-top="0in" fo:margin-bottom="0in" loext:contextual-spacing="false" fo:text-align="center" style:justify-single-word="false"/>
      <style:text-properties fo:color="#000000" fo:background-color="#f2dede" loext:padding="0in" loext:border="none"/>
    </style:style>
    <style:style style:name="P25" style:family="paragraph" style:parent-style-name="Text_20_body">
      <style:paragraph-properties fo:margin-left="0in" fo:margin-right="0in" fo:text-align="start" style:justify-single-word="false" fo:text-indent="0in" style:auto-text-indent="false"/>
    </style:style>
    <style:style style:name="P26" style:family="paragraph" style:parent-style-name="Text_20_body">
      <style:paragraph-properties fo:margin-left="0in" fo:margin-right="0in" fo:text-align="end" style:justify-single-word="false" fo:text-indent="0in" style:auto-text-indent="false"/>
      <style:text-properties fo:color="#303f9f" style:font-name="monospace" loext:padding-left="0in" loext:padding-right="0in" loext:padding-top="0.0193in" loext:padding-bottom="0in" loext:border-left="none" loext:border-right="none" loext:border-top="0.06pt solid #000000" loext:border-bottom="none"/>
    </style:style>
    <style:style style:name="P27" style:family="paragraph" style:parent-style-name="Text_20_body">
      <style:paragraph-properties fo:margin-left="0in" fo:margin-right="0in" fo:margin-top="0in" fo:margin-bottom="0in" loext:contextual-spacing="false" fo:text-align="start" style:justify-single-word="false" fo:text-indent="0in" style:auto-text-indent="false"/>
      <style:text-properties fo:color="#000000" style:font-name="Oxygen" fo:font-weight="normal" loext:padding="0in" loext:border="none"/>
    </style:style>
    <style:style style:name="P28" style:family="paragraph" style:parent-style-name="Text_20_body" style:list-style-name="L3">
      <style:paragraph-properties fo:margin-left="0in" fo:margin-right="0in" fo:margin-top="0in" fo:margin-bottom="0in" loext:contextual-spacing="false" fo:text-align="start" style:justify-single-word="false" fo:text-indent="0in" style:auto-text-indent="false"/>
      <style:text-properties fo:color="#000000" style:font-name="Oxygen" fo:font-weight="normal" loext:padding="0in" loext:border="none"/>
    </style:style>
    <style:style style:name="P29" style:family="paragraph" style:parent-style-name="Text_20_body">
      <style:paragraph-properties fo:margin-left="0in" fo:margin-right="0in" fo:margin-top="0in" fo:margin-bottom="0in" loext:contextual-spacing="false" fo:text-align="start" style:justify-single-word="false" fo:text-indent="0in" style:auto-text-indent="false"/>
      <style:text-properties fo:color="#000000" loext:padding="0in" loext:border="none"/>
    </style:style>
    <style:style style:name="P30" style:family="paragraph" style:parent-style-name="Text_20_body">
      <style:paragraph-properties fo:margin-left="0in" fo:margin-right="0in" fo:margin-top="0in" fo:margin-bottom="0in" loext:contextual-spacing="false" fo:text-align="center" style:justify-single-word="false" fo:text-indent="0in" style:auto-text-indent="false"/>
      <style:text-properties fo:color="#000000" fo:background-color="#d9edf7" loext:padding="0in" loext:border="none"/>
    </style:style>
    <style:style style:name="P31" style:family="paragraph" style:parent-style-name="Text_20_body">
      <style:paragraph-properties fo:margin-left="0in" fo:margin-right="0in" fo:margin-top="0in" fo:margin-bottom="0in" loext:contextual-spacing="false" fo:text-align="start" style:justify-single-word="false" fo:text-indent="0in" style:auto-text-indent="false"/>
    </style:style>
    <style:style style:name="P32" style:family="paragraph" style:parent-style-name="Text_20_body" style:list-style-name="L4">
      <style:paragraph-properties fo:margin-left="0in" fo:margin-right="0in" fo:margin-top="0in" fo:margin-bottom="0in" loext:contextual-spacing="false" fo:text-align="start" style:justify-single-word="false" fo:text-indent="0in" style:auto-text-indent="false"/>
    </style:style>
    <style:style style:name="P33" style:family="paragraph" style:parent-style-name="Text_20_body">
      <style:paragraph-properties fo:margin-left="0in" fo:margin-right="0in" fo:margin-top="0in" fo:margin-bottom="0in" loext:contextual-spacing="false" fo:line-height="100%" fo:text-align="center" style:justify-single-word="false" fo:text-indent="0in" style:auto-text-indent="false"/>
      <style:text-properties fo:color="#ffffff" fo:background-color="#777777" loext:padding="0in" loext:border="none"/>
    </style:style>
    <style:style style:name="P34" style:family="paragraph" style:parent-style-name="Text_20_body" style:list-style-name="L1">
      <style:paragraph-properties fo:margin-top="0in" fo:margin-bottom="0.0937in" loext:contextual-spacing="false"/>
      <style:text-properties fo:color="#000000" loext:padding="0in" loext:border="none"/>
    </style:style>
    <style:style style:name="P35" style:family="paragraph" style:parent-style-name="Text_20_body" style:list-style-name="L2">
      <style:paragraph-properties fo:margin-top="0in" fo:margin-bottom="0.0937in" loext:contextual-spacing="false"/>
      <style:text-properties fo:color="#000000" loext:padding="0in" loext:border="none"/>
    </style:style>
    <style:style style:name="P36" style:family="paragraph" style:parent-style-name="Text_20_body" style:list-style-name="L5">
      <style:paragraph-properties fo:margin-top="0in" fo:margin-bottom="0.0937in" loext:contextual-spacing="false"/>
      <style:text-properties fo:color="#000000" loext:padding="0in" loext:border="none"/>
    </style:style>
    <style:style style:name="P37" style:family="paragraph" style:parent-style-name="Text_20_body" style:list-style-name="L6">
      <style:paragraph-properties fo:margin-top="0in" fo:margin-bottom="0.0937in" loext:contextual-spacing="false"/>
      <style:text-properties fo:color="#000000" loext:padding="0in" loext:border="none"/>
    </style:style>
    <style:style style:name="P38" style:family="paragraph" style:parent-style-name="Text_20_body" style:list-style-name="L7">
      <style:paragraph-properties fo:margin-top="0in" fo:margin-bottom="0.0937in" loext:contextual-spacing="false"/>
      <style:text-properties fo:color="#000000" loext:padding="0in" loext:border="none"/>
    </style:style>
    <style:style style:name="P39" style:family="paragraph" style:parent-style-name="Text_20_body" style:list-style-name="L8">
      <style:paragraph-properties fo:margin-top="0in" fo:margin-bottom="0.0937in" loext:contextual-spacing="false"/>
      <style:text-properties fo:color="#000000" loext:padding="0in" loext:border="none"/>
    </style:style>
    <style:style style:name="P40" style:family="paragraph" style:parent-style-name="Text_20_body" style:list-style-name="L8">
      <style:paragraph-properties fo:margin-top="0in" fo:margin-bottom="0.0937in" loext:contextual-spacing="false"/>
    </style:style>
    <style:style style:name="P41" style:family="paragraph" style:parent-style-name="Text_20_body" style:list-style-name="L9">
      <style:paragraph-properties fo:margin-top="0in" fo:margin-bottom="0.0937in" loext:contextual-spacing="false"/>
    </style:style>
    <style:style style:name="P42" style:family="paragraph" style:parent-style-name="Text_20_body" style:list-style-name="L10">
      <style:paragraph-properties fo:margin-top="0in" fo:margin-bottom="0.0937in" loext:contextual-spacing="false"/>
    </style:style>
    <style:style style:name="P43" style:family="paragraph" style:parent-style-name="Text_20_body" style:list-style-name="L11">
      <style:paragraph-properties fo:margin-top="0in" fo:margin-bottom="0.0937in" loext:contextual-spacing="false"/>
    </style:style>
    <style:style style:name="T1" style:family="text">
      <style:text-properties fo:color="#337ab7"/>
    </style:style>
    <style:style style:name="T2" style:family="text">
      <style:text-properties fo:color="#337ab7" style:font-name="Oxygen" style:text-underline-style="solid" style:text-underline-width="auto" style:text-underline-color="font-color" fo:font-weight="normal" fo:background-color="transparent" loext:char-shading-value="0" loext:padding="0in" loext:border="none"/>
    </style:style>
    <style:style style:name="T3" style:family="text">
      <style:text-properties style:font-name="Oxygen" fo:font-size="9pt" fo:font-weight="bold"/>
    </style:style>
    <style:style style:name="T4" style:family="text">
      <style:text-properties fo:color="#000000" style:font-name="Oxygen" fo:font-weight="normal" loext:padding="0in" loext:border="none"/>
    </style:style>
    <style:style style:name="T5" style:family="text">
      <style:text-properties fo:color="#000000" style:font-name="Oxygen" fo:font-weight="bold" loext:padding="0in" loext:border="none"/>
    </style:style>
    <style:style style:name="T6" style:family="text">
      <style:text-properties fo:color="#000000" style:font-name="monospace" fo:font-size="10.5pt" fo:font-weight="normal" fo:background-color="#eff0f1" loext:char-shading-value="0" loext:padding="0in" loext:border="none"/>
    </style:style>
    <style:style style:name="T7" style:family="text">
      <style:text-properties fo:color="#000000" style:font-name="monospace" fo:font-size="10.5pt" fo:font-weight="bold" fo:background-color="#eff0f1" loext:char-shading-value="0" loext:padding="0in" loext:border="none"/>
    </style:style>
    <style:style style:name="T8" style:family="text">
      <style:text-properties fo:color="#000000" fo:font-weight="bold" loext:padding="0in" loext:border="none"/>
    </style:style>
    <style:style style:name="T9" style:family="text">
      <style:text-properties fo:color="#000000" loext:padding="0in" loext:border="none"/>
    </style:style>
    <style:style style:name="T10" style:family="text">
      <style:text-properties fo:color="#666666"/>
    </style:style>
    <style:style style:name="T11" style:family="text">
      <style:text-properties fo:color="#666666" style:font-name="monospace"/>
    </style:style>
    <style:style style:name="T12" style:family="text">
      <style:text-properties fo:color="#008000"/>
    </style:style>
    <style:style style:name="T13" style:family="text">
      <style:text-properties fo:color="#008000" style:font-name="monospace"/>
    </style:style>
    <style:style style:name="T14" style:family="text">
      <style:text-properties fo:color="#008000" style:font-name="monospace" fo:font-weight="bold"/>
    </style:style>
    <style:style style:name="T15" style:family="text">
      <style:text-properties style:font-name="monospace"/>
    </style:style>
    <style:style style:name="T16" style:family="text">
      <style:text-properties style:font-name="monospace" fo:font-size="10.5pt"/>
    </style:style>
    <style:style style:name="T17" style:family="text">
      <style:text-properties fo:color="#ba2121" style:font-name="monospace"/>
    </style:style>
    <style:style style:name="T18" style:family="text">
      <style:text-properties fo:color="#ff0000" style:font-name="monospace" loext:padding="0.0193in" loext:border="0.06pt solid #ff0000"/>
    </style:style>
    <style:style style:name="T19" style:family="text">
      <style:text-properties fo:color="#ff0000" loext:padding="0.0193in" loext:border="0.06pt solid #ff000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right" style:number-wrapped-paragraphs="no-limit" style:wrap-contour="false" style:vertical-pos="top" style:vertical-rel="paragraph-content" style:horizontal-pos="left" style:horizontal-rel="paragraph"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h text:style-name="P1" text:outline-level="1">Advanced C++ for Robotics</text:h>
      <text:p text:style-name="P5"/>
      <text:h text:style-name="P2" text:outline-level="2"><text:span text:style-name="T1">Unit 1:</text:span>   Build Tools</text:h>
      <text:p text:style-name="P17">- Summary -</text:p>
      <text:p text:style-name="P27">In this unit you will learn about build tools. Specifically, you will learn about:</text:p>
      <text:list xml:id="list3088216996" text:style-name="L1">
        <text:list-item>
          <text:p text:style-name="P34">Clang as a compiler and understand the compilation process in detail.</text:p>
        </text:list-item>
        <text:list-item>
          <text:p text:style-name="P34">Create a library from scratch and apply it to a simulated robot.</text:p>
        </text:list-item>
        <text:list-item>
          <text:p text:style-name="P34">Understand linking and its significance in the compilation process.</text:p>
        </text:list-item>
        <text:list-item>
          <text:p text:style-name="P34">The need for a build system.</text:p>
        </text:list-item>
      </text:list>
      <text:p text:style-name="P17">- End of Summary -</text:p>
      <text:p text:style-name="P27">Welcome to the Modern C++ course of The Construct!</text:p>
      <text:p text:style-name="P27">I believe you have gone through the summary of the unit and I highly appreciate your curiosity as the skills acquired will help you to dive into a project more efficiently. You might be questioning the need to understand build tools and their working. Let me explain. So, when you write a source code, there are multiple tools available in a software development ecosystem to play around with that code. Namely, the tools available are Linters, Tests, Static code Analysis, format, CI/CD, version control, Debugger, Packages, OS, Build System, ToolChain and Text Editor. In this unit, you will understand the working of build systems. By doing so you will get a better idea of a project structure and how a project works. Thus making it convenient to get into an existing project.</text:p>
      <text:p text:style-name="P27">In this unit, you will also understand the significance of a library in large projects. When you store a code in form of a library, it becomes more understandable, easy to share/reuse and makes the project readable.</text:p>
      <text:h text:style-name="P4" text:outline-level="3"><text:span text:style-name="T1">1.1</text:span>   Compiler</text:h>
      <text:p text:style-name="P31"><text:span text:style-name="T4">Just as humans successfully communicate in language understandable to both talker and listener, A computer needs </text:span><text:span text:style-name="Strong_20_Emphasis"><text:span text:style-name="T5">binary language</text:span></text:span><text:span text:style-name="T4"> to understand what a human demands. A binary language comprises 0s and 1s. So a compiler is a program that converts programming language into binary language for human-computer successful interaction. We will be using clang as a compiler.</text:span></text:p>
      <text:h text:style-name="P3" text:outline-level="3"><text:bookmark text:name="Clang-As-Compiler"/>Clang As Compiler</text:h>
      <text:p text:style-name="P27">The Clang tool is a front end compiler that is used to compile programming languages such as C++, C, Objective C++ and Objective C into machine code. You might be wondering why clang? Why not any other open-source compiler?</text:p>
      <text:list xml:id="list3039879542" text:style-name="L2">
        <text:list-item>
          <text:p text:style-name="P35">The answer is it's easily understandable abstract syntax tree and design.</text:p>
        </text:list-item>
        <text:list-item>
          <text:p text:style-name="P35">Familiarity with C++ and the basics of a compiler is sufficient to understand clang.</text:p>
        </text:list-item>
        <text:list-item>
          <text:p text:style-name="P35">Understanding clang does not require a steep learning curve for the new developer, as is the case with GCC.</text:p>
        </text:list-item>
        <text:list-item>
          <text:p text:style-name="P35"><text:soft-page-break/>Clang is much faster and uses far less memory when compared to other existing open-source compilers.</text:p>
        </text:list-item>
        <text:list-item>
          <text:p text:style-name="P35">Its expressive and extremely clear diagnostics helps in the debugging process.</text:p>
        </text:list-item>
        <text:list-item>
          <text:p text:style-name="P35">Clang has vibrant community support. Thus fixing bugs is easier.</text:p>
        </text:list-item>
      </text:list>
      <text:p text:style-name="P31"><text:span text:style-name="T4">You can learn more about the comparison </text:span><text:a xlink:type="simple" xlink:href="https://opensource.apple.com/source/clang/clang-23/clang/tools/clang/www/comparison.html" text:style-name="Internet_20_link" text:visited-style-name="Visited_20_Internet_20_Link"><text:span text:style-name="T2">here</text:span></text:a></text:p>
      <text:h text:style-name="P4" text:outline-level="3"><text:span text:style-name="T1">1.2</text:span>   The Compilation Process</text:h>
      <text:p text:style-name="P31"><text:span text:style-name="T4">So let's get started with understanding the compiler's work in a compilation process. For that let's write a simple hello world code in C++. Create a directory called </text:span><text:span text:style-name="Strong_20_Emphasis"><text:span text:style-name="T5">cpp_code</text:span></text:span><text:span text:style-name="T4"> inside the </text:span><text:span text:style-name="Strong_20_Emphasis"><text:span text:style-name="T5">src</text:span></text:span><text:span text:style-name="T4"> directory of your </text:span><text:span text:style-name="Strong_20_Emphasis"><text:span text:style-name="T5">catkin_ws</text:span></text:span><text:span text:style-name="T4"> workspace. Commands are</text:span></text:p>
      <text:p text:style-name="P33">   <text:span text:style-name="T3">Execute in Shell #1</text:span></text:p>
      <text:p text:style-name="P26">In [ ]:</text:p>
      <text:p text:style-name="P6">cd <text:span text:style-name="T10">~/</text:span>catkin_ws<text:span text:style-name="T10">/</text:span>src</text:p>
      <text:p text:style-name="P26">In [ ]:</text:p>
      <text:p text:style-name="P6">mkdir cpp_code</text:p>
      <text:p text:style-name="P26">In [ ]:</text:p>
      <text:p text:style-name="P6">touch cpp_code<text:span text:style-name="T10">/</text:span>hello<text:span text:style-name="T10">.</text:span>cpp</text:p>
      <text:p text:style-name="P27">Now navigate to the hello.cpp file using the code editor. Copy paste the below code and save the file.</text:p>
      <text:p text:style-name="P33">   <text:span text:style-name="T3">hello.cpp</text:span></text:p>
      <text:p text:style-name="P26">In [ ]:</text:p>
      <text:p text:style-name="P7">#include&lt;iostream&gt;</text:p>
      <text:p text:style-name="P10"/>
      <text:p text:style-name="P11"><text:span text:style-name="T12">int</text:span> main(){</text:p>
      <text:p text:style-name="P12"><text:s text:c="4"/><text:span text:style-name="T11">//</text:span><text:span text:style-name="T15"> </text:span><text:span text:style-name="T13">print</text:span><text:span text:style-name="T15"> message to console</text:span></text:p>
      <text:p text:style-name="P12"><text:s text:c="4"/><text:span text:style-name="T15">std::cout </text:span><text:span text:style-name="T11">&lt;&lt;</text:span><text:span text:style-name="T15"> </text:span><text:span text:style-name="T17">"Hello World!"</text:span><text:span text:style-name="T15"> </text:span><text:span text:style-name="T11">&lt;&lt;</text:span><text:span text:style-name="T15"> std::endl;</text:span></text:p>
      <text:p text:style-name="P12"><text:s text:c="4"/><text:span text:style-name="T14">return</text:span><text:span text:style-name="T15"> </text:span><text:span text:style-name="T11">0</text:span><text:span text:style-name="T15">;</text:span></text:p>
      <text:p text:style-name="P12"><text:s text:c="4"/></text:p>
      <text:p text:style-name="P11">}</text:p>
      <text:p text:style-name="P27">Now on the webShell write:</text:p>
      <text:p text:style-name="P33">   <text:span text:style-name="T3">Execute in Shell #1</text:span></text:p>
      <text:p text:style-name="P26">In [ ]:</text:p>
      <text:p text:style-name="P6">cd <text:span text:style-name="T10">~/</text:span>catkin_ws<text:span text:style-name="T10">/</text:span>src<text:span text:style-name="T10">/</text:span>cpp_code</text:p>
      <text:p text:style-name="P26">In [ ]:</text:p>
      <text:p text:style-name="P6">clang<text:span text:style-name="T10">++</text:span> hello<text:span text:style-name="T10">.</text:span>cpp</text:p>
      <text:p text:style-name="P27">This command produces no output, but should produce an executable file.</text:p>
      <text:p text:style-name="P31"><text:span text:style-name="T4">You can verify it by using the </text:span><text:span text:style-name="Source_20_Text"><text:span text:style-name="T6">ls</text:span></text:span><text:span text:style-name="T4"> command:</text:span></text:p>
      <text:p text:style-name="P33">   <text:span text:style-name="T3">Execute in Shell #1</text:span></text:p>
      <text:p text:style-name="P26">In [ ]:</text:p>
      <text:p text:style-name="P6">ls</text:p>
      <text:p text:style-name="P27">You should see two files now.</text:p>
      <text:p text:style-name="P8">a.out <text:s/>hello.cpp</text:p>
      <text:p text:style-name="P31"><text:soft-page-break/><text:span text:style-name="T4">The default output file name for executables created by clang is </text:span><text:span text:style-name="Strong_20_Emphasis"><text:span text:style-name="T5">a.out</text:span></text:span><text:span text:style-name="T4">, when no output name is specified. In order to run that file, you have to write </text:span><text:span text:style-name="Strong_20_Emphasis"><text:span text:style-name="T5">./</text:span></text:span><text:span text:style-name="T4"> in the beginning:</text:span></text:p>
      <text:p text:style-name="P33">   <text:span text:style-name="T3">Execute in Shell #1</text:span></text:p>
      <text:p text:style-name="P26">In [ ]:</text:p>
      <text:p text:style-name="P6"><text:span text:style-name="T10">./</text:span>a<text:span text:style-name="T10">.</text:span>out</text:p>
      <text:p text:style-name="P33">   <text:span text:style-name="T3">Output of Shell #1</text:span></text:p>
      <text:p text:style-name="P8">Hello World!</text:p>
      <text:p text:style-name="P25"><text:span text:style-name="T4">What we are about to learn is what happened underhood after we clang++ the code to obtain output on display. The under hooded process is called the compilation process. For this, a compiler performs 4 major steps, namely: </text:span><text:span text:style-name="Strong_20_Emphasis"><text:span text:style-name="T5">Pre-process, Compile, Assembly and Link</text:span></text:span><text:span text:style-name="T4">.</text:span></text:p>
      <text:h text:style-name="P3" text:outline-level="3"><text:bookmark text:name="Preprocess"/>Preprocess</text:h>
      <text:p text:style-name="P31"><text:span text:style-name="T4">A preprocessor is responsible for </text:span><text:span text:style-name="Strong_20_Emphasis"><text:span text:style-name="T5">adding the contents of the header files</text:span></text:span><text:span text:style-name="T4"> in the main code. For your information, a header file contain definitions of functions and variables, which can be used into any C++ program by using the pre-processor </text:span><text:span text:style-name="Source_20_Text"><text:span text:style-name="T6">#include</text:span></text:span><text:span text:style-name="T4"> statement. The header file being used here is </text:span><text:span text:style-name="Source_20_Text"><text:span text:style-name="T6">iostream</text:span></text:span><text:span text:style-name="T4">. It provides basic input and output services for C++ programs. So, a preprocessor is responsible for removing comments, expanding macros (if any) and expanding included files. In order to see how a source file looks after it has been preprocessed, type the following command on the WebShell (make sure you are still inside the cpp_code directory).</text:span></text:p>
      <text:p text:style-name="P33">   <text:span text:style-name="T3">Execute in Shell #1</text:span></text:p>
      <text:p text:style-name="P26">In [ ]:</text:p>
      <text:p text:style-name="P6">clang<text:span text:style-name="T10">++</text:span> <text:span text:style-name="T10">-</text:span>E hello<text:span text:style-name="T10">.</text:span>cpp <text:span text:style-name="T10">&gt;</text:span> hello<text:span text:style-name="T10">.</text:span>i</text:p>
      <text:p text:style-name="P27">Again, this command will give you no output if it worked.</text:p>
      <text:p text:style-name="P26">In [ ]:</text:p>
      <text:p text:style-name="P6">ls</text:p>
      <text:p text:style-name="P8">a.out <text:s/>hello.cpp <text:s/>hello.i</text:p>
      <text:p text:style-name="P31"><text:span text:style-name="T4">Now use the code editor to read the contents of the file </text:span><text:span text:style-name="Source_20_Text"><text:span text:style-name="T6">hello.i</text:span></text:span><text:span text:style-name="T4">, added lines are the expansion of all the header files. Go to the bottom of the file and you should find the lines of code you wrote before. Now check if the line with the text </text:span><text:span text:style-name="Source_20_Text"><text:span text:style-name="T6">// print message to console</text:span></text:span><text:span text:style-name="T4"> exists. The content that follows the </text:span><text:span text:style-name="Source_20_Text"><text:span text:style-name="T6">//</text:span></text:span><text:span text:style-name="T4"> and continues till the end of that line is a comment. During preprocessing that comment was removed. You might have also observed that the number of lines in the code is now 28426! Your main code was barely 5-6 lines, the lines added and visible in hello.i file are the expansion of the header file </text:span><text:span text:style-name="Source_20_Text"><text:span text:style-name="T6">iostream</text:span></text:span><text:span text:style-name="T4">.</text:span></text:p>
      <text:h text:style-name="P3" text:outline-level="3"><text:bookmark text:name="Compile"/>Compile</text:h>
      <text:p text:style-name="P27">The main role of a compiler is to translate the preprocessed code to assembly code. These low level instructions are specific to a particular processor architecture.</text:p>
      <text:p text:style-name="P27">Type the following command to convert the previous file into assembly.</text:p>
      <text:p text:style-name="P33">   <text:span text:style-name="T3">Execute in Shell #1</text:span></text:p>
      <text:p text:style-name="P26"><text:soft-page-break/>In [ ]:</text:p>
      <text:p text:style-name="P6">clang<text:span text:style-name="T10">++</text:span> <text:span text:style-name="T10">-</text:span>S hello<text:span text:style-name="T10">.</text:span>i</text:p>
      <text:p text:style-name="P31"><text:span text:style-name="T4">hello.s will be generated in the cpp_code folder. Type </text:span><text:span text:style-name="Strong_20_Emphasis"><text:span text:style-name="T5">ls</text:span></text:span><text:span text:style-name="T4"> on the same WebShell to see the contents of the directory.</text:span></text:p>
      <text:p text:style-name="P33">   <text:span text:style-name="T3">Execute in Shell #1</text:span></text:p>
      <text:p text:style-name="P26">In [ ]:</text:p>
      <text:p text:style-name="P6">ls</text:p>
      <text:p text:style-name="P8">a.out <text:s/>hello.cpp <text:s/>hello.i <text:s/>hello.s</text:p>
      <text:p text:style-name="P31"><text:span text:style-name="T4">The file </text:span><text:span text:style-name="Source_20_Text"><text:span text:style-name="T6">hello.s</text:span></text:span><text:span text:style-name="T4"> is written in assembly language.</text:span></text:p>
      <text:h text:style-name="P3" text:outline-level="3"><text:bookmark text:name="Assembly"/>Assembly</text:h>
      <text:p text:style-name="P27">During this stage, an assembler is used to translate the assembly instructions to binary code that the processor understands. You might be wondering: should this not be the last step of compilation process as the binary code is generated? The answer is no, as we have not yet linked the source code with library dependencies.</text:p>
      <text:p text:style-name="P33">   <text:span text:style-name="T3">Execute in Shell #1</text:span></text:p>
      <text:p text:style-name="P26">In [ ]:</text:p>
      <text:p text:style-name="P6">clang<text:span text:style-name="T10">++</text:span> <text:span text:style-name="T10">-</text:span>c hello<text:span text:style-name="T10">.</text:span>s</text:p>
      <text:p text:style-name="P27">If it worked fine, there will be no messages, however a hello.o, an object file, will be generated.</text:p>
      <text:p text:style-name="P33">   <text:span text:style-name="T3">Execute in Shell #1</text:span></text:p>
      <text:p text:style-name="P26">In [ ]:</text:p>
      <text:p text:style-name="P6">ls</text:p>
      <text:p text:style-name="P8">a.out <text:s/>hello.cpp <text:s/>hello.i <text:s/>hello.o <text:s/>hello.s</text:p>
      <text:h text:style-name="P3" text:outline-level="3"><text:bookmark text:name="Link"/>Link</text:h>
      <text:p text:style-name="P29"><draw:frame draw:style-name="fr1" draw:name="Image1" text:anchor-type="as-char" svg:width="6.25in" svg:height="0.3929in" draw:z-index="0"><draw:image xlink:href="https://s3.eu-west-1.amazonaws.com/notebooks.ws/modern_cpp/images/Linker_v2.jpg" xlink:type="simple" xlink:show="embed" xlink:actuate="onLoad" loext:mime-type="image/jpeg"/></draw:frame></text:p>
      <text:p text:style-name="P27">The linker is responsible for identifying all the dependencies and making sure everything is put together in a final executable file. It works as follows:</text:p>
      <text:list xml:id="list2107055987" text:style-name="L3">
        <text:list-item>
          <text:p text:style-name="P28">First, it takes all the object files generated by the compiler and combines them into a single executable program.</text:p>
        </text:list-item>
        <text:list-item>
          <text:p text:style-name="P28">Second, in addition to being able to link object files, the linker also is capable of linking library files. A library file is a collection of precompiled code that has been “packaged up” for reuse in other programs.</text:p>
        </text:list-item>
        <text:list-item>
          <text:p text:style-name="P28">Third, the linker makes sure all cross-file dependencies are resolved properly. For example, if you define something in one .cpp file, and then use it in another .cpp file, the linker connects the two. If the linker is unable to connect a reference to something with its definition, you’ll get a linker error, and the linking process will abort.</text:p>
        </text:list-item>
      </text:list>
      <text:p text:style-name="P27">Once everything is linked, the output is an executable file which can be run.</text:p>
      <text:p text:style-name="P33">   <text:span text:style-name="T3">Execute in Shell #1</text:span></text:p>
      <text:p text:style-name="P26">In [ ]:</text:p>
      <text:p text:style-name="P6">clang<text:span text:style-name="T10">++</text:span> hello<text:span text:style-name="T10">.</text:span>o <text:span text:style-name="T10">-</text:span>o hello</text:p>
      <text:p text:style-name="P33"><text:soft-page-break/>   <text:span text:style-name="T3">Execute in Shell #1</text:span></text:p>
      <text:p text:style-name="P26">In [ ]:</text:p>
      <text:p text:style-name="P6">ls</text:p>
      <text:p text:style-name="P8">a.out <text:s/>hello <text:s/>hello.cpp <text:s/>hello.i <text:s/>hello.o <text:s/>hello.s</text:p>
      <text:p text:style-name="P27">To run the program, type the path name of the executable like this:</text:p>
      <text:p text:style-name="P33">   <text:span text:style-name="T3">Execute in Shell #1</text:span></text:p>
      <text:p text:style-name="P26">In [ ]:</text:p>
      <text:p text:style-name="P6"><text:span text:style-name="T10">./</text:span>hello</text:p>
      <text:p text:style-name="P27">Expected output:</text:p>
      <text:p text:style-name="P8">Hello World!</text:p>
      <text:p text:style-name="P27">Let's summarize the whole process in one picture.</text:p>
      <text:p text:style-name="P29"><draw:frame draw:style-name="fr1" draw:name="Image2" text:anchor-type="as-char" svg:width="6.25in" svg:height="0.3929in" draw:z-index="1"><draw:image xlink:href="https://s3.eu-west-1.amazonaws.com/notebooks.ws/modern_cpp/images/Compiler.png" xlink:type="simple" xlink:show="embed" xlink:actuate="onLoad" loext:mime-type="image/png"/></draw:frame></text:p>
      <text:h text:style-name="P4" text:outline-level="3"><text:span text:style-name="T1">1.3</text:span>   Compilation Flags</text:h>
      <text:p text:style-name="P31"><text:span text:style-name="T4">Flags are options that can be passed to Clang to configure the compilation. We have already used a few flags at the time in the previous seccions, those were </text:span><text:span text:style-name="Strong_20_Emphasis"><text:span text:style-name="Source_20_Text"><text:span text:style-name="T7">-E</text:span></text:span></text:span><text:span text:style-name="T4">, </text:span><text:span text:style-name="Strong_20_Emphasis"><text:span text:style-name="Source_20_Text"><text:span text:style-name="T7">-s</text:span></text:span></text:span><text:span text:style-name="T4">, </text:span><text:span text:style-name="Strong_20_Emphasis"><text:span text:style-name="Source_20_Text"><text:span text:style-name="T7">-c</text:span></text:span></text:span><text:span text:style-name="T4"> and </text:span><text:span text:style-name="Strong_20_Emphasis"><text:span text:style-name="Source_20_Text"><text:span text:style-name="T7">-o</text:span></text:span></text:span><text:span text:style-name="T4">. Here is what they do:</text:span></text:p>
      <text:p text:style-name="P31"><text:span text:style-name="Strong_20_Emphasis"><text:span text:style-name="T5">-E</text:span></text:span><text:span text:style-name="T4">: Run the preprocessor stage.</text:span></text:p>
      <text:p text:style-name="P31"><text:span text:style-name="Strong_20_Emphasis"><text:span text:style-name="T5">-S</text:span></text:span><text:span text:style-name="T4">: Run the previous stages as well as LLVM generation (compiler technology) and optimization stages (optimize compilation process at the cost of compilation time) and target-specific code generation, producing an assembly file.</text:span></text:p>
      <text:p text:style-name="P31"><text:span text:style-name="Strong_20_Emphasis"><text:span text:style-name="T5">-c</text:span></text:span><text:span text:style-name="T4">: Run all of the above, plus the assembler, generating a target “.o” object file.</text:span></text:p>
      <text:p text:style-name="P31"><text:span text:style-name="Strong_20_Emphasis"><text:span text:style-name="T5">-o </text:span></text:span><text:span text:style-name="Strong_20_Emphasis"><text:span text:style-name="Source_20_Text"><text:span text:style-name="T7">&lt;file&gt;</text:span></text:span></text:span><text:span text:style-name="T4">: Write output to file</text:span></text:p>
      <text:p text:style-name="P31"><text:span text:style-name="Strong_20_Emphasis"><text:span text:style-name="T5">std=</text:span></text:span><text:span text:style-name="Strong_20_Emphasis"><text:span text:style-name="Source_20_Text"><text:span text:style-name="T7">&lt;standard&gt;</text:span></text:span></text:span><text:span text:style-name="T4">: Specify the language standard to compile for.</text:span></text:p>
      <text:p text:style-name="P31"><text:span text:style-name="T4">You can read more about all the flags available </text:span><text:a xlink:type="simple" xlink:href="https://clang.llvm.org/docs/CommandGuide/clang.html" text:style-name="Internet_20_link" text:visited-style-name="Visited_20_Internet_20_Link"><text:span text:style-name="T2">here</text:span></text:a></text:p>
      <text:h text:style-name="P4" text:outline-level="3"><text:span text:style-name="T1">1.4</text:span>   Libraries</text:h>
      <text:h text:style-name="P3" text:outline-level="3"><text:bookmark text:name="What-is-a-library?"/>What is a library?</text:h>
      <text:p text:style-name="P27">Libraries are a way of writing programs into separate parts that can be used by other programs. For example, when you are writing a programm to perform some physics simulations, instead of writing your physics equations in the main code, you write them in a separate file. Then you include this file in your program. By doing so you are increasing the usability, readability and ability to share your physics equations.</text:p>
      <text:p text:style-name="P27">Let's understand the theoretical aspect of libraries before getting hands-on.</text:p>
      <text:p text:style-name="P31"><text:span text:style-name="T4">There are two types of libraries: </text:span><text:span text:style-name="Strong_20_Emphasis"><text:span text:style-name="T5">Static</text:span></text:span><text:span text:style-name="T4"> and </text:span><text:span text:style-name="Strong_20_Emphasis"><text:span text:style-name="T5">Dynamic</text:span></text:span><text:span text:style-name="T4">.</text:span></text:p>
      <text:list xml:id="list1636304192" text:style-name="L4">
        <text:list-item>
          <text:p text:style-name="P32"><text:span text:style-name="Strong_20_Emphasis"><text:span text:style-name="T5">Static</text:span></text:span><text:span text:style-name="T4">: Faster, takes up more space (because a copy of static library becomes a part of every executable that uses it), becomes a part of end binary, named as lib*.a. Static libraries are archives just like zip/tar. Static libraries cannot be upgraded easily. To update a static library the entire executable needs to be replaced.</text:span></text:p>
        </text:list-item>
        <text:list-item>
          <text:p text:style-name="P32"><text:span text:style-name="Strong_20_Emphasis"><text:span text:style-name="T5">Dynamic</text:span></text:span><text:span text:style-name="T4">: Slower, can be copied, referenced by a program. Named lib*.so. When you compile a program that uses a dynamic library, the library does not become a part of your executable. It remains a separate </text:span><text:soft-page-break/><text:span text:style-name="T4">unit. Dynamic libraries can be upgraded to a newer version without replacing all the executables that use it.</text:span></text:p>
        </text:list-item>
      </text:list>
      <text:p text:style-name="P27">In order to get an idea of existing libraries, execute the following command:</text:p>
      <text:p text:style-name="P33">   <text:span text:style-name="T3">Execute in Shell #1</text:span></text:p>
      <text:p text:style-name="P26">In [ ]:</text:p>
      <text:p text:style-name="P6">ldconfig <text:span text:style-name="T10">-</text:span>p</text:p>
      <text:p text:style-name="P27">I should show which libraries the dynamic linker keeps in cache and where those libraries are located.</text:p>
      <text:p text:style-name="P33">   <text:span text:style-name="T3">Output in Shell #1</text:span></text:p>
      <text:p text:style-name="P29"><draw:frame draw:style-name="fr1" draw:name="Image3" text:anchor-type="as-char" svg:width="0.7862in" svg:height="0.3929in" draw:z-index="2"><draw:image xlink:href="https://s3.eu-west-1.amazonaws.com/notebooks.ws/modern_cpp/images/animatedGIF.gif" xlink:type="simple" xlink:show="embed" xlink:actuate="onLoad"/></draw:frame></text:p>
      <text:h text:style-name="P3" text:outline-level="3"><text:bookmark text:name="Declaration-and-definition"/>Declaration and definition</text:h>
      <text:p text:style-name="P31"><text:span text:style-name="T4">Now let's understand the terms </text:span><text:span text:style-name="Strong_20_Emphasis"><text:span text:style-name="T5">declaration</text:span></text:span><text:span text:style-name="T4"> and </text:span><text:span text:style-name="Strong_20_Emphasis"><text:span text:style-name="T5">definition</text:span></text:span><text:span text:style-name="T4"> which are two basic concepts that are often used in the process of programming in C++.</text:span></text:p>
      <text:p text:style-name="P31"><text:span text:style-name="Strong_20_Emphasis"><text:span text:style-name="T5">Function Declaration</text:span></text:span></text:p>
      <text:p text:style-name="P31"><text:span text:style-name="T4">A </text:span><text:span text:style-name="Strong_20_Emphasis"><text:span text:style-name="T5">declaration</text:span></text:span><text:span text:style-name="T4"> is a promise to the preprocessor to provide the variable or function </text:span><text:span text:style-name="Strong_20_Emphasis"><text:span text:style-name="T5">definition</text:span></text:span><text:span text:style-name="T4">.</text:span></text:p>
      <text:p text:style-name="P27">For instance:</text:p>
      <text:p text:style-name="P9">void LearningLibrary(int param);</text:p>
      <text:p text:style-name="P31"><text:span text:style-name="Strong_20_Emphasis"><text:span text:style-name="T5">Function Definition</text:span></text:span></text:p>
      <text:p text:style-name="P31"><text:span text:style-name="T4">In the </text:span><text:span text:style-name="Strong_20_Emphasis"><text:span text:style-name="T5">definition</text:span></text:span><text:span text:style-name="T4">, you provide the preprocessor with the full-length code.</text:span></text:p>
      <text:p text:style-name="P27">This is the definition corresponding to the above declaration:</text:p>
      <text:p text:style-name="P14">void LearningLibrary(int param){</text:p>
      <text:p text:style-name="P15"><text:s text:c="4"/><text:span text:style-name="T16">// Implementation details</text:span></text:p>
      <text:p text:style-name="P15"><text:s text:c="4"/><text:span text:style-name="T16">cout&lt;&lt;"Just an example to show a function definition";</text:span></text:p>
      <text:p text:style-name="P9">}</text:p>
      <text:h text:style-name="P3" text:outline-level="3"><text:bookmark text:name="Separation-of-header-files-and-implementation-files"/>Separation of header files and implementation files</text:h>
      <text:p text:style-name="P31"><text:span text:style-name="T4">A common practice in C++ is to split up declaration and definition into two different source code files: </text:span><text:span text:style-name="Strong_20_Emphasis"><text:span text:style-name="T5">header file</text:span></text:span><text:span text:style-name="T4"> and </text:span><text:span text:style-name="Strong_20_Emphasis"><text:span text:style-name="T5">implementation file</text:span></text:span><text:span text:style-name="T4">.</text:span></text:p>
      <text:p text:style-name="P31"><text:span text:style-name="T4">A C++ header file contains only </text:span><text:span text:style-name="Strong_20_Emphasis"><text:span text:style-name="T5">declarations</text:span></text:span><text:span text:style-name="T4">, whereas the implementation file consists of the </text:span><text:span text:style-name="Strong_20_Emphasis"><text:span text:style-name="T5">definitions</text:span></text:span><text:span text:style-name="T4">.</text:span></text:p>
      <text:p text:style-name="P27">Move all declarations to header files (.hpp) and implementation to source files (.cpp or .cc).</text:p>
      <text:p text:style-name="P27">Thus, there are 3 main parts of a library:</text:p>
      <text:list xml:id="list2693328900" text:style-name="L5">
        <text:list-item>
          <text:p text:style-name="P36">A header file (.hpp file) containing the function declaration.</text:p>
        </text:list-item>
      </text:list>
      <text:list xml:id="list3511655031" text:style-name="L6">
        <text:list-item>
          <text:p text:style-name="P37">A source file (.cpp file) containing the function-full length written code.</text:p>
        </text:list-item>
      </text:list>
      <text:list xml:id="list3564333027" text:style-name="L7">
        <text:list-item>
          <text:p text:style-name="P38">A source file (let's call it main.cpp) that uses the function for something.</text:p>
        </text:list-item>
      </text:list>
      <text:p text:style-name="P31"><text:span text:style-name="Strong_20_Emphasis"><text:span text:style-name="T5">NOTE</text:span></text:span><text:span text:style-name="T4">: It is possible to omit the use of the 2nd file and simply write the full length code in the header file but it will cost you compilation time. Avoiding the use of linker will cause the build process to be super slow or fail.</text:span></text:p>
      <text:h text:style-name="P4" text:outline-level="3"><text:span text:style-name="T1">1.5</text:span>   Linking</text:h>
      <text:p text:style-name="P31"><text:span text:style-name="T4">As mentioned in the previous section even after creating these 3 files the process is not complete. You might have realised that the function declaration </text:span><text:soft-page-break/><text:span text:style-name="T4">has not met its compiled version yet. So if you try to compile the </text:span><text:span text:style-name="Source_20_Text"><text:span text:style-name="T6">main.cpp</text:span></text:span><text:span text:style-name="T4"> file you will get a linking error. Here comes the role of a linker.</text:span></text:p>
      <text:list xml:id="list1853019344" text:style-name="L8">
        <text:list-item>
          <text:p text:style-name="P39">The library is a binary object that contains the compiled implementation of some methods.</text:p>
        </text:list-item>
        <text:list-item>
          <text:p text:style-name="P40"><text:span text:style-name="Strong_20_Emphasis"><text:span text:style-name="T8">Linking</text:span></text:span><text:span text:style-name="T9"> maps a function declaration to its compiled implementation</text:span></text:p>
        </text:list-item>
        <text:list-item>
          <text:p text:style-name="P40"><text:span text:style-name="T9">To use a library we need: A header file </text:span><text:span text:style-name="Strong_20_Emphasis"><text:span text:style-name="Source_20_Text"><text:span text:style-name="T7">something.h</text:span></text:span></text:span><text:span text:style-name="T9"> and the compiled library object </text:span><text:span text:style-name="Strong_20_Emphasis"><text:span text:style-name="Source_20_Text"><text:span text:style-name="T7">something.a</text:span></text:span></text:span><text:span text:style-name="T9">.</text:span></text:p>
        </text:list-item>
      </text:list>
      <text:p text:style-name="P18">- Demo 1.1 -</text:p>
      <text:p text:style-name="P27">Let's check what it takes to simply print out comments using a library. Create a directory at home to keep all the files related to your first library. Navigate to the home and execute the following commands.</text:p>
      <text:p text:style-name="P33">   <text:span text:style-name="T3">Execute in Shell #1</text:span></text:p>
      <text:p text:style-name="P26">In [ ]:</text:p>
      <text:p text:style-name="P6">cd <text:span text:style-name="T10">~/</text:span>catkin_ws<text:span text:style-name="T10">/</text:span>src</text:p>
      <text:p text:style-name="P26">In [ ]:</text:p>
      <text:p text:style-name="P6">mkdir first_library</text:p>
      <text:p text:style-name="P26">In [ ]:</text:p>
      <text:p text:style-name="P6">cd first_library</text:p>
      <text:p text:style-name="P26">In [ ]:</text:p>
      <text:p text:style-name="P6">touch main<text:span text:style-name="T10">.</text:span>cpp first<text:span text:style-name="T10">.</text:span>cpp first<text:span text:style-name="T10">.</text:span>hpp</text:p>
      <text:p text:style-name="P31"><text:span text:style-name="T4">Inside </text:span><text:span text:style-name="Strong_20_Emphasis"><text:span text:style-name="T5">first.hpp</text:span></text:span><text:span text:style-name="T4"> simply declare the functions:</text:span></text:p>
      <text:p text:style-name="P33">   <text:span text:style-name="T3">first.hpp</text:span></text:p>
      <text:p text:style-name="P26">In [ ]:</text:p>
      <text:p text:style-name="P7">#pragma once</text:p>
      <text:p text:style-name="P10"/>
      <text:p text:style-name="P11">void WhatsUp();</text:p>
      <text:p text:style-name="P11">void ButWhy();</text:p>
      <text:p text:style-name="P18">- Notes -</text:p>
      <text:p text:style-name="P31"><text:span text:style-name="Strong_20_Emphasis"><text:span text:style-name="Source_20_Text"><text:span text:style-name="T7">#pragma once</text:span></text:span></text:span><text:span text:style-name="T4"> is preprocessor directive designed to cause the current source file to be included only once in a single compilation.</text:span></text:p>
      <text:p text:style-name="P18">- End of Notes -</text:p>
      <text:p text:style-name="P31"><text:span text:style-name="T4">Copy the following contents to </text:span><text:span text:style-name="Strong_20_Emphasis"><text:span text:style-name="T5">first.cpp</text:span></text:span><text:span text:style-name="T4">:</text:span></text:p>
      <text:p text:style-name="P33">   <text:span text:style-name="T3">first.cpp</text:span></text:p>
      <text:p text:style-name="P26">In [ ]:</text:p>
      <text:p text:style-name="P7">#include "first.hpp"</text:p>
      <text:p text:style-name="P13">#include &lt;iostream&gt;</text:p>
      <text:p text:style-name="P11">using namespace std;</text:p>
      <text:p text:style-name="P10"/>
      <text:p text:style-name="P11">void WhatsUp(){</text:p>
      <text:p text:style-name="P12"><text:s text:c="4"/><text:span text:style-name="T15">cout </text:span><text:span text:style-name="T11">&lt;&lt;</text:span><text:span text:style-name="T15"> </text:span><text:span text:style-name="T17">"Simple Demonstration to show use of library and the build process"</text:span><text:span text:style-name="T11">&lt;&lt;</text:span><text:span text:style-name="T15">endl;</text:span></text:p>
      <text:p text:style-name="P11">}</text:p>
      <text:p text:style-name="P10"/>
      <text:p text:style-name="P11">void ButWhy(){</text:p>
      <text:p text:style-name="P12"><text:s text:c="4"/><text:span text:style-name="T15">cout</text:span><text:span text:style-name="T11">&lt;&lt;</text:span><text:span text:style-name="T17">"We are building the project using only command line arguments to understand the process at root level"</text:span><text:span text:style-name="T11">&lt;&lt;</text:span><text:span text:style-name="T15">endl;</text:span></text:p>
      <text:p text:style-name="P11"><text:soft-page-break/>}</text:p>
      <text:p text:style-name="P31"><text:span text:style-name="T4">Add following content to </text:span><text:span text:style-name="Strong_20_Emphasis"><text:span text:style-name="T5">main.cpp</text:span></text:span><text:span text:style-name="T4">:</text:span></text:p>
      <text:p text:style-name="P33">   <text:span text:style-name="T3">main.cpp</text:span></text:p>
      <text:p text:style-name="P26">In [ ]:</text:p>
      <text:p text:style-name="P7">#include "first.hpp"</text:p>
      <text:p text:style-name="P10"/>
      <text:p text:style-name="P11"><text:span text:style-name="T12">int</text:span> main() {</text:p>
      <text:p text:style-name="P12"><text:s text:c="2"/><text:span text:style-name="T15">WhatsUp();</text:span></text:p>
      <text:p text:style-name="P12"><text:s text:c="2"/><text:span text:style-name="T15">ButWhy();</text:span></text:p>
      <text:p text:style-name="P12"><text:s text:c="2"/><text:span text:style-name="T14">return</text:span><text:span text:style-name="T15"> </text:span><text:span text:style-name="T11">0</text:span><text:span text:style-name="T15">;</text:span></text:p>
      <text:p text:style-name="P11">}</text:p>
      <text:p text:style-name="P27">You might be tempted to compile the main.cpp file? Go give it a try. What you are about to encounter is something we have already discussed.</text:p>
      <text:p text:style-name="P33">   <text:span text:style-name="T3">Execute in Shell #1</text:span></text:p>
      <text:p text:style-name="P26">In [ ]:</text:p>
      <text:p text:style-name="P6">clang<text:span text:style-name="T10">++</text:span> main<text:span text:style-name="T10">.</text:span>cpp</text:p>
      <text:p text:style-name="P33">   <text:span text:style-name="T3">Output of Shell #1</text:span></text:p>
      <text:p text:style-name="P16">/usr/bin/ld: /tmp/ccwotKJJ.o: in function `main':</text:p>
      <text:p text:style-name="P16">main.cpp:(.text+0x9): undefined reference to `WhatsUp()'</text:p>
      <text:p text:style-name="P16">/usr/bin/ld: main.cpp:(.text+0xe): undefined reference to `ButWhy()'</text:p>
      <text:p text:style-name="P8">collect2: error: ld returned 1exit status</text:p>
      <text:p text:style-name="P27">This is the linking error which we discussed in the linking process section. So let's get rid of it.</text:p>
      <text:p text:style-name="P31"><text:span text:style-name="Strong_20_Emphasis"><text:span text:style-name="T5">Compile Modules</text:span></text:span></text:p>
      <text:p text:style-name="P33">   <text:span text:style-name="T3">Execute in Shell #1</text:span></text:p>
      <text:p text:style-name="P26">In [ ]:</text:p>
      <text:p text:style-name="P6">clang<text:span text:style-name="T10">++</text:span> <text:span text:style-name="T10">-</text:span>std<text:span text:style-name="T10">=</text:span>c<text:span text:style-name="T10">++17</text:span> <text:span text:style-name="T10">-</text:span>c first<text:span text:style-name="T10">.</text:span>cpp <text:span text:style-name="T10">-</text:span>o first<text:span text:style-name="T10">.</text:span>o</text:p>
      <text:p text:style-name="P31"><text:span text:style-name="Strong_20_Emphasis"><text:span text:style-name="T5">Organize modules into libraries</text:span></text:span></text:p>
      <text:p text:style-name="P33">   <text:span text:style-name="T3">Execute in Shell #1</text:span></text:p>
      <text:p text:style-name="P26">In [ ]:</text:p>
      <text:p text:style-name="P6">ar rcs libfirst<text:span text:style-name="T10">.</text:span>a first<text:span text:style-name="T10">.</text:span>o</text:p>
      <text:p text:style-name="P31"><text:span text:style-name="T4">The above command turns the object file </text:span><text:span text:style-name="Strong_20_Emphasis"><text:span text:style-name="Source_20_Text"><text:span text:style-name="T7">first.o</text:span></text:span></text:span><text:span text:style-name="T4"> into a static library (archive) </text:span><text:span text:style-name="Strong_20_Emphasis"><text:span text:style-name="Source_20_Text"><text:span text:style-name="T7">libfirst.a</text:span></text:span></text:span><text:span text:style-name="T4"> using the ar tools from the binutils package (GNU Binary Utilities, or binutils, are a set of programming tools for creating and managing binary programs, object files, libraries, profile data, and assembly source code).</text:span></text:p>
      <text:p text:style-name="P31"><text:span text:style-name="T4">In the command line argument, </text:span><text:span text:style-name="Strong_20_Emphasis"><text:span text:style-name="Source_20_Text"><text:span text:style-name="T7">ar</text:span></text:span></text:span><text:span text:style-name="T4"> stands for archive and </text:span><text:span text:style-name="Strong_20_Emphasis"><text:span text:style-name="Source_20_Text"><text:span text:style-name="T7">rcs</text:span></text:span></text:span><text:span text:style-name="T4"> stands for:</text:span></text:p>
      <text:list xml:id="list3946254614" text:style-name="L9">
        <text:list-item>
          <text:p text:style-name="P41"><text:span text:style-name="Strong_20_Emphasis"><text:span text:style-name="Source_20_Text"><text:span text:style-name="T7">r</text:span></text:span></text:span><text:span text:style-name="T9"> means that if the library already exists, replace the old files within the library with your new files.</text:span></text:p>
        </text:list-item>
      </text:list>
      <text:list xml:id="list1406113161" text:style-name="L10">
        <text:list-item>
          <text:p text:style-name="P42"><text:span text:style-name="Strong_20_Emphasis"><text:span text:style-name="Source_20_Text"><text:span text:style-name="T7">c</text:span></text:span></text:span><text:span text:style-name="T9"> means creating the library if it did not exist.</text:span></text:p>
        </text:list-item>
      </text:list>
      <text:list xml:id="list3356893193" text:style-name="L11">
        <text:list-item>
          <text:p text:style-name="P43"><text:span text:style-name="Strong_20_Emphasis"><text:span text:style-name="Source_20_Text"><text:span text:style-name="T7">s</text:span></text:span></text:span><text:span text:style-name="T9"> means 'sort' (create a sorted index of) the library, so that it will be indexed and faster to access the functions in the library.</text:span></text:p>
        </text:list-item>
      </text:list>
      <text:p text:style-name="P31"><text:span text:style-name="T4">Therefore, </text:span><text:span text:style-name="Strong_20_Emphasis"><text:span text:style-name="Source_20_Text"><text:span text:style-name="T7">rcs</text:span></text:span></text:span><text:span text:style-name="T4"> can be understood as replace, create, sort.</text:span></text:p>
      <text:p text:style-name="P31"><text:span text:style-name="Strong_20_Emphasis"><text:span text:style-name="T5">Link libraries when building code</text:span></text:span></text:p>
      <text:p text:style-name="P33">   <text:span text:style-name="T3">Execute in Shell #1</text:span></text:p>
      <text:p text:style-name="P26">In [ ]:</text:p>
      <text:p text:style-name="P6"><text:soft-page-break/>clang<text:span text:style-name="T10">++</text:span> <text:span text:style-name="T10">-</text:span>std<text:span text:style-name="T10">=</text:span>c<text:span text:style-name="T10">++17</text:span> main<text:span text:style-name="T10">.</text:span>cpp <text:span text:style-name="T10">-</text:span>L <text:span text:style-name="T10">.</text:span> <text:span text:style-name="T10">-</text:span>lfirst <text:span text:style-name="T10">-</text:span>o main</text:p>
      <text:p text:style-name="P31"><text:span text:style-name="T4">In the above argument, we have used the flag </text:span><text:span text:style-name="Strong_20_Emphasis"><text:span text:style-name="Source_20_Text"><text:span text:style-name="T7">-std=c++17</text:span></text:span></text:span><text:span text:style-name="T4"> to specify the version of C++ for compilation.</text:span></text:p>
      <text:p text:style-name="P31"><text:span text:style-name="T4">The linker searches a standard list of directories for the library. The directories searched include several standard system directories plus any that you specify with the </text:span><text:span text:style-name="Strong_20_Emphasis"><text:span text:style-name="Source_20_Text"><text:span text:style-name="T7">-L</text:span></text:span></text:span><text:span text:style-name="T4"> flag. Here </text:span><text:span text:style-name="Strong_20_Emphasis"><text:span text:style-name="Source_20_Text"><text:span text:style-name="T7">.</text:span></text:span></text:span><text:span text:style-name="T4"> means present directory.</text:span></text:p>
      <text:p text:style-name="P31"><text:span text:style-name="T4">The -l option adds a library. For example, if your software uses a library called </text:span><text:span text:style-name="Strong_20_Emphasis"><text:span text:style-name="T5">libphisics</text:span></text:span><text:span text:style-name="T4">, then you need to include the </text:span><text:span text:style-name="Strong_20_Emphasis"><text:span text:style-name="T5">-lphisics</text:span></text:span><text:span text:style-name="T4"> option. In the above examble we want to include a library called </text:span><text:span text:style-name="Strong_20_Emphasis"><text:span text:style-name="T5">libfirst</text:span></text:span><text:span text:style-name="T4">, so we use the flag </text:span><text:span text:style-name="Strong_20_Emphasis"><text:span text:style-name="T5">-lfirst</text:span></text:span><text:span text:style-name="T4">.</text:span></text:p>
      <text:p text:style-name="P31"><text:span text:style-name="T4">Finally, we want it to produce a executable file named </text:span><text:span text:style-name="Source_20_Text"><text:span text:style-name="T6">main</text:span></text:span><text:span text:style-name="T4">.</text:span></text:p>
      <text:p text:style-name="P31"><text:span text:style-name="Strong_20_Emphasis"><text:span text:style-name="T5">Run the code</text:span></text:span></text:p>
      <text:p text:style-name="P31"><text:span text:style-name="T4">To run the executable write a dot followed immediately by a forward slash ( </text:span><text:span text:style-name="Source_20_Text"><text:span text:style-name="T6">./</text:span></text:span><text:span text:style-name="T4"> ) and the executable file name:</text:span></text:p>
      <text:p text:style-name="P33">   <text:span text:style-name="T3">Execute in Shell #1</text:span></text:p>
      <text:p text:style-name="P26">In [ ]:</text:p>
      <text:p text:style-name="P6"><text:span text:style-name="T10">./</text:span>main</text:p>
      <text:p text:style-name="P33">   <text:span text:style-name="T3">Output in Shell #1</text:span></text:p>
      <text:p text:style-name="P29"><draw:frame draw:style-name="fr1" draw:name="Image4" text:anchor-type="as-char" svg:width="10.4165in" svg:height="0.3929in" draw:z-index="3"><draw:image xlink:href="https://s3.eu-west-1.amazonaws.com/notebooks.ws/modern_cpp/images/first_library_output.png" xlink:type="simple" xlink:show="embed" xlink:actuate="onLoad"/></draw:frame></text:p>
      <text:p text:style-name="P18">- End Demo 1.1 -</text:p>
      <text:p text:style-name="P27">The process of building libraries complicates with large projects using the above-mentioned method. Imagine writing 3 different files and 4 separate command-line arguments before you could build your system! Thus we need something that can help in simplifying the library making process. Build system comes to the rescue!</text:p>
      <text:h text:style-name="P4" text:outline-level="3"><text:span text:style-name="T1">1.6</text:span>   Build System</text:h>
      <text:p text:style-name="P31"><text:span text:style-name="T4">Build Systems are tools that automate the build process (thus no manual compiling and linking needed). </text:span><text:span text:style-name="Strong_20_Emphasis"><text:span text:style-name="T5">Make</text:span></text:span><text:span text:style-name="T4"> is an example of one of the most frequently used build systems. Make can be a standalone command-line application, but configuring build systems for a large project can be complex. For this, it's useful to get help from a build generator tool, which generates the required build files from a simpler project configuration file. The most popular of these tools is CMake, which generates build files for Make.</text:span></text:p>
      <text:p text:style-name="P31"><text:span text:style-name="Strong_20_Emphasis"><text:span text:style-name="T5">Build a CMake Project</text:span></text:span></text:p>
      <text:p text:style-name="P27">Stated in very general terms, the build process from the user's perspective can be run by invoking the following commands in sequence:</text:p>
      <text:p text:style-name="P16">cd &lt;project_folder&gt;</text:p>
      <text:p text:style-name="P16">mkdir build</text:p>
      <text:p text:style-name="P16">cd build</text:p>
      <text:p text:style-name="P16">cmake ..</text:p>
      <text:p text:style-name="P8">make</text:p>
      <text:p text:style-name="P31"><text:span text:style-name="T4">In the above commands you would replace </text:span><text:span text:style-name="Source_20_Text"><text:span text:style-name="T6">&lt;project_folder&gt;</text:span></text:span><text:span text:style-name="T4"> with the name of the home folder where your program files are located.<text:line-break/>To repeat: you must be in your project folder and execute the remaining commands from within that directory.</text:span></text:p>
      <text:p text:style-name="P31"><text:soft-page-break/><text:span text:style-name="T4">The build process is completely defined in a file named </text:span><text:span text:style-name="Strong_20_Emphasis"><text:span text:style-name="T5">CMakeLists.txt</text:span></text:span><text:span text:style-name="T4">.</text:span></text:p>
      <text:p text:style-name="P31"><text:span text:style-name="T4">Basic structure of a </text:span><text:span text:style-name="Strong_20_Emphasis"><text:span text:style-name="T5">CMakeLists.txt</text:span></text:span><text:span text:style-name="T4"> file:</text:span></text:p>
      <text:p text:style-name="P26">In [ ]:</text:p>
      <text:p text:style-name="P7">#define the version of CMake you are using here 3.1</text:p>
      <text:p text:style-name="P11">cmake_minimum_required(VERSION <text:span text:style-name="T10">3.1</text:span>)</text:p>
      <text:p text:style-name="P13">#project name</text:p>
      <text:p text:style-name="P11">project(first_project)</text:p>
      <text:p text:style-name="P13">#C++ version in use, here 17</text:p>
      <text:p text:style-name="P11"><text:span text:style-name="T12">set</text:span>(CMAKE_CXX_STANDARD <text:span text:style-name="T10">17</text:span>)</text:p>
      <text:p text:style-name="P10"/>
      <text:p text:style-name="P13">#tell CMake where to look for *.hpp ,*.h files</text:p>
      <text:p text:style-name="P11">include_directories(include<text:span text:style-name="T10">/</text:span>)</text:p>
      <text:p text:style-name="P10"/>
      <text:p text:style-name="P13">#create library "libfirst", this creates libfirst.a </text:p>
      <text:p text:style-name="P11">add_library(first src<text:span text:style-name="T10">/</text:span>first<text:span text:style-name="T10">.</text:span>cpp)</text:p>
      <text:p text:style-name="P10"/>
      <text:p text:style-name="P13">#add executable main, this creates main.o</text:p>
      <text:p text:style-name="P11">add_executable(main src<text:span text:style-name="T10">/</text:span>main<text:span text:style-name="T10">.</text:span>cpp)</text:p>
      <text:p text:style-name="P10"/>
      <text:p text:style-name="P13">#tell the linker to bind these object files together and provide with the final executable</text:p>
      <text:p text:style-name="P11">target_link_libraries(main first)</text:p>
      <text:p text:style-name="P27">Let's try to repeat the exercise in section 1.5 by using CMake. For this let's create a separate folder</text:p>
      <text:p text:style-name="P18">- Demo 1.2 -</text:p>
      <text:p text:style-name="P27">Let's create a test folder in home directory</text:p>
      <text:p text:style-name="P33">   <text:span text:style-name="T3">Execute in Shell #1</text:span></text:p>
      <text:p text:style-name="P26">In [ ]:</text:p>
      <text:p text:style-name="P6">cd <text:span text:style-name="T10">~/</text:span>catkin_ws<text:span text:style-name="T10">/</text:span>src</text:p>
      <text:p text:style-name="P26">In [ ]:</text:p>
      <text:p text:style-name="P6">mkdir build_test</text:p>
      <text:p text:style-name="P26">In [ ]:</text:p>
      <text:p text:style-name="P6">cd build_test</text:p>
      <text:p text:style-name="P26">In [ ]:</text:p>
      <text:p text:style-name="P6">mkdir build src</text:p>
      <text:p text:style-name="P26">In [ ]:</text:p>
      <text:p text:style-name="P6">touch CMakeLists<text:span text:style-name="T10">.</text:span>txt</text:p>
      <text:p text:style-name="P33">   <text:span text:style-name="T3">CMakeLists.txt</text:span></text:p>
      <text:p text:style-name="P26">In [ ]:</text:p>
      <text:p text:style-name="P6">cmake_minimum_required(VERSION <text:span text:style-name="T10">3.10</text:span>)</text:p>
      <text:p text:style-name="P11">project(first_project)</text:p>
      <text:p text:style-name="P10"/>
      <text:p text:style-name="P11"><text:span text:style-name="T12">set</text:span>(CMAKE_CXX_STANDARD <text:span text:style-name="T10">17</text:span>)</text:p>
      <text:p text:style-name="P11"><text:span text:style-name="T12">set</text:span>(CMAKE_EXPORT_COMPILE_COMMANDS ON)</text:p>
      <text:p text:style-name="P10"/>
      <text:p text:style-name="P11">add_library(first first<text:span text:style-name="T10">.</text:span>cpp)</text:p>
      <text:p text:style-name="P11">add_executable(main main<text:span text:style-name="T10">.</text:span>cpp)</text:p>
      <text:p text:style-name="P11">target_link_libraries(main first)</text:p>
      <text:p text:style-name="P33">   <text:span text:style-name="T3">Execute in Shell #1</text:span></text:p>
      <text:p text:style-name="P26">In [ ]:</text:p>
      <text:p text:style-name="P6"><text:soft-page-break/>cd src</text:p>
      <text:p text:style-name="P26">In [ ]:</text:p>
      <text:p text:style-name="P6">touch first<text:span text:style-name="T10">.</text:span>hpp first<text:span text:style-name="T10">.</text:span>cpp main<text:span text:style-name="T10">.</text:span>cpp</text:p>
      <text:p text:style-name="P31"><text:span text:style-name="T4">Now get inside the src folder and </text:span><text:span text:style-name="Strong_20_Emphasis"><text:span text:style-name="T5">copy content of all the three files with the same name which we have created in the Demo 1.1</text:span></text:span></text:p>
      <text:p text:style-name="P27">Now it's time to build the project. Run the following commands when you are still inside the src folder.</text:p>
      <text:p text:style-name="P33">   <text:span text:style-name="T3">Execute in Shell #1</text:span></text:p>
      <text:p text:style-name="P26">In [ ]:</text:p>
      <text:p text:style-name="P6">cmake <text:span text:style-name="T10">..</text:span></text:p>
      <text:p text:style-name="P26">In [ ]:</text:p>
      <text:p text:style-name="P6">make</text:p>
      <text:p text:style-name="P27">Check the contents of the folder. Yes! the executable is ready to be used.</text:p>
      <text:p text:style-name="P33">   <text:span text:style-name="T3">Execute in Shell #1</text:span></text:p>
      <text:p text:style-name="P26">In [ ]:</text:p>
      <text:p text:style-name="P6"><text:span text:style-name="T10">./</text:span>main</text:p>
      <text:p text:style-name="P33">   <text:span text:style-name="T3">Output of Shell #1</text:span></text:p>
      <text:p text:style-name="P29"><draw:frame draw:style-name="fr1" draw:name="Image5" text:anchor-type="as-char" svg:width="10.4165in" svg:height="0.3929in" draw:z-index="4"><draw:image xlink:href="https://s3.eu-west-1.amazonaws.com/notebooks.ws/modern_cpp/images/first_library_output.png" xlink:type="simple" xlink:show="embed" xlink:actuate="onLoad" loext:mime-type="image/png"/></draw:frame></text:p>
      <text:p text:style-name="P31"><text:span text:style-name="T4">This line </text:span><text:span text:style-name="Strong_20_Emphasis"><text:span text:style-name="Source_20_Text"><text:span text:style-name="T7">set(CMAKE_EXPORT_COMPILE_COMMANDS ON)</text:span></text:span></text:span><text:span text:style-name="T4"> in the </text:span><text:span text:style-name="Strong_20_Emphasis"><text:span text:style-name="T5">CMakeLists.txt</text:span></text:span><text:span text:style-name="T4"> file has created the </text:span><text:span text:style-name="Strong_20_Emphasis"><text:span text:style-name="Source_20_Text"><text:span text:style-name="T7">compile_commands.json</text:span></text:span></text:span><text:span text:style-name="T4"> file in the src directory. You can get an idea of the compilation process from this file.</text:span></text:p>
      <text:p text:style-name="P27">Following are the contents of the compile_commands.json file:</text:p>
      <text:p text:style-name="P33">   <text:span text:style-name="T3">compile_commands.json</text:span></text:p>
      <text:p text:style-name="P26">In [ ]:</text:p>
      <text:p text:style-name="P6">[</text:p>
      <text:p text:style-name="P11">{</text:p>
      <text:p text:style-name="P12"><text:s text:c="2"/><text:span text:style-name="T17">"directory"</text:span><text:span text:style-name="T15">: </text:span><text:span text:style-name="T17">"/home/user/catkin_ws/src/build_test/src"</text:span><text:span text:style-name="T15">,</text:span></text:p>
      <text:p text:style-name="P12"><text:s text:c="2"/><text:span text:style-name="T17">"command"</text:span><text:span text:style-name="T15">: </text:span><text:span text:style-name="T17">"/usr/bin/c++ <text:s text:c="5"/>-std=gnu++17 -o CMakeFiles/main.dir/main.cpp.o -c /home/user/catkin_ws/src/build_test/src/main.cpp"</text:span><text:span text:style-name="T15">,</text:span></text:p>
      <text:p text:style-name="P12"><text:s text:c="2"/><text:span text:style-name="T17">"file"</text:span><text:span text:style-name="T15">: </text:span><text:span text:style-name="T17">"/home/user/catkin_ws/src/build_test/src/main.cpp"</text:span></text:p>
      <text:p text:style-name="P11">},</text:p>
      <text:p text:style-name="P11">{</text:p>
      <text:p text:style-name="P12"><text:s text:c="2"/><text:span text:style-name="T17">"directory"</text:span><text:span text:style-name="T15">: </text:span><text:span text:style-name="T17">"/home/user/catkin_ws/src/build_test/src"</text:span><text:span text:style-name="T15">,</text:span></text:p>
      <text:p text:style-name="P12"><text:s text:c="2"/><text:span text:style-name="T17">"command"</text:span><text:span text:style-name="T15">: </text:span><text:span text:style-name="T17">"/usr/bin/c++ <text:s text:c="5"/>-std=gnu++17 -o CMakeFiles/first.dir/first.cpp.o -c /home/user/catkin_ws/src/build_test/src/first.cpp"</text:span><text:span text:style-name="T15">,</text:span></text:p>
      <text:p text:style-name="P12"><text:s text:c="2"/><text:span text:style-name="T17">"file"</text:span><text:span text:style-name="T15">: </text:span><text:span text:style-name="T17">"/home/user/catkin_ws/src/build_test/src/first.cpp"</text:span></text:p>
      <text:p text:style-name="P11">}</text:p>
      <text:p text:style-name="P11">]</text:p>
      <text:p text:style-name="P18">- End Demo 1.2 -</text:p>
      <text:p text:style-name="P31"><text:span text:style-name="T4">You might be curious to implement the concept of library making and project building on a robot. Now let's understand the whole process of </text:span><text:span text:style-name="Strong_20_Emphasis"><text:span text:style-name="T5">creating your library package and including your header in another ROS package</text:span></text:span></text:p>
      <text:p text:style-name="P18">- Demo 1.3 -</text:p>
      <text:p text:style-name="P33">   <text:span text:style-name="T3">Execute in Shell #1</text:span></text:p>
      <text:p text:style-name="P26">In [ ]:</text:p>
      <text:p text:style-name="P6">cd <text:span text:style-name="T10">~/</text:span>catkin_ws<text:span text:style-name="T10">/</text:span>src</text:p>
      <text:p text:style-name="P26"><text:soft-page-break/>In [ ]:</text:p>
      <text:p text:style-name="P6">catkin_create_pkg test_library roscpp</text:p>
      <text:p text:style-name="P26">In [ ]:</text:p>
      <text:p text:style-name="P6">cd test_library</text:p>
      <text:p text:style-name="P26">In [ ]:</text:p>
      <text:p text:style-name="P6">touch src<text:span text:style-name="T10">/</text:span>test_library<text:span text:style-name="T10">.</text:span>cpp</text:p>
      <text:p text:style-name="P26">In [ ]:</text:p>
      <text:p text:style-name="P6">touch include<text:span text:style-name="T10">/</text:span>test_library<text:span text:style-name="T10">/</text:span>test_library<text:span text:style-name="T10">.</text:span>h</text:p>
      <text:p text:style-name="P27">Here is what your package should look like</text:p>
      <text:p text:style-name="P16">test_library/</text:p>
      <text:p text:style-name="P16">├── CMakeLists.txt</text:p>
      <text:p text:style-name="P16">├── package.xml</text:p>
      <text:p text:style-name="P16">├── include</text:p>
      <text:p text:style-name="P16">│ <text:s text:c="2"/>└── test_library</text:p>
      <text:p text:style-name="P16">│ <text:s text:c="6"/>└── test_library.h</text:p>
      <text:p text:style-name="P16">└── src</text:p>
      <text:p text:style-name="P8"><text:s text:c="4"/>└── test_library.cpp</text:p>
      <text:p text:style-name="P31"><text:span text:style-name="T4">Copy the following content in </text:span><text:span text:style-name="Strong_20_Emphasis"><text:span text:style-name="T5">test_library.h</text:span></text:span></text:p>
      <text:p text:style-name="P33">   <text:span text:style-name="T3">test_library.h</text:span></text:p>
      <text:p text:style-name="P26">In [ ]:</text:p>
      <text:p text:style-name="P7">#ifndef TEST_LIBRARY_H</text:p>
      <text:p text:style-name="P13">#define TEST_LIBRARY_H</text:p>
      <text:p text:style-name="P10"/>
      <text:p text:style-name="P13">#include &lt;ros/ros.h&gt;</text:p>
      <text:p text:style-name="P10"/>
      <text:p text:style-name="P11">void display_pos(<text:span text:style-name="T12">float</text:span> x, <text:span text:style-name="T12">float</text:span> y);</text:p>
      <text:p text:style-name="P10"/>
      <text:p text:style-name="P13">#endif</text:p>
      <text:p text:style-name="P31"><text:span text:style-name="T4">Copy the following content in </text:span><text:span text:style-name="Strong_20_Emphasis"><text:span text:style-name="T5">test_library.cpp</text:span></text:span></text:p>
      <text:p text:style-name="P33">   <text:span text:style-name="T3">test_library.cpp</text:span></text:p>
      <text:p text:style-name="P26">In [ ]:</text:p>
      <text:p text:style-name="P7">#include "../include/test_library/test_library.h"</text:p>
      <text:p text:style-name="P10"/>
      <text:p text:style-name="P11">void display_pos(<text:span text:style-name="T12">float</text:span> x, <text:span text:style-name="T12">float</text:span> y) {</text:p>
      <text:p text:style-name="P12"><text:s text:c="5"/></text:p>
      <text:p text:style-name="P12"><text:s text:c="4"/><text:span text:style-name="T13">float</text:span><text:span text:style-name="T15"> pos_x </text:span><text:span text:style-name="T11">=</text:span><text:span text:style-name="T15"> x;</text:span></text:p>
      <text:p text:style-name="P12"><text:s text:c="4"/><text:span text:style-name="T13">float</text:span><text:span text:style-name="T15"> pos_y </text:span><text:span text:style-name="T11">=</text:span><text:span text:style-name="T15"> y;</text:span></text:p>
      <text:p text:style-name="P12"><text:s text:c="4"/><text:span text:style-name="T15">std::cout </text:span><text:span text:style-name="T11">&lt;&lt;</text:span><text:span text:style-name="T15"> </text:span><text:span text:style-name="T17">"Position X: "</text:span><text:span text:style-name="T15"> </text:span><text:span text:style-name="T11">&lt;&lt;</text:span><text:span text:style-name="T15"> pos_x </text:span><text:span text:style-name="T11">&lt;&lt;</text:span><text:span text:style-name="T15"> </text:span><text:span text:style-name="T17">" Position Y: "</text:span><text:span text:style-name="T15"> </text:span><text:span text:style-name="T11">&lt;&lt;</text:span><text:span text:style-name="T15"> pos_y </text:span><text:span text:style-name="T11">&lt;&lt;</text:span><text:span text:style-name="T15"> std::endl;</text:span></text:p>
      <text:p text:style-name="P12"><text:s text:c="5"/></text:p>
      <text:p text:style-name="P11">}</text:p>
      <text:p text:style-name="P31"><text:span text:style-name="T4">So far we have created a header file and a source file. Copy the following content for the </text:span><text:span text:style-name="Strong_20_Emphasis"><text:span text:style-name="T5">CMakeLists.txt</text:span></text:span></text:p>
      <text:p text:style-name="P33">   <text:span text:style-name="T3">CMakeLists.txt</text:span></text:p>
      <text:p text:style-name="P26">In [ ]:</text:p>
      <text:p text:style-name="P6">cmake_minimum_required(VERSION <text:span text:style-name="T10">3.0.2</text:span>)</text:p>
      <text:p text:style-name="P11">project(test_library)</text:p>
      <text:p text:style-name="P10"/>
      <text:p text:style-name="P10"/>
      <text:p text:style-name="P11">find_package(catkin REQUIRED COMPONENTS</text:p>
      <text:p text:style-name="P12"><text:s text:c="2"/><text:span text:style-name="T15">roscpp</text:span></text:p>
      <text:p text:style-name="P11"><text:soft-page-break/>)</text:p>
      <text:p text:style-name="P10"/>
      <text:p text:style-name="P10"/>
      <text:p text:style-name="P11">catkin_package(</text:p>
      <text:p text:style-name="P12"><text:s text:c="2"/><text:span text:style-name="T15">INCLUDE_DIRS include</text:span></text:p>
      <text:p text:style-name="P12"><text:s text:c="2"/><text:span text:style-name="T15">LIBRARIES </text:span><text:span text:style-name="T18">$</text:span><text:span text:style-name="T15">{PROJECT_NAME}</text:span></text:p>
      <text:p text:style-name="P12"><text:s text:c="2"/><text:span text:style-name="T15">CATKIN_DEPENDS roscpp</text:span></text:p>
      <text:p text:style-name="P11">)</text:p>
      <text:p text:style-name="P10"/>
      <text:p text:style-name="P11">include_directories(</text:p>
      <text:p text:style-name="P12"><text:s text:c="2"/><text:span text:style-name="T15">include</text:span></text:p>
      <text:p text:style-name="P12"><text:s text:c="2"/><text:span text:style-name="T18">$</text:span><text:span text:style-name="T15">{catkin_INCLUDE_DIRS}</text:span></text:p>
      <text:p text:style-name="P11">)</text:p>
      <text:p text:style-name="P10"/>
      <text:p text:style-name="P13">## Declare a C++ library</text:p>
      <text:p text:style-name="P11">add_library(<text:span text:style-name="T19">$</text:span>{PROJECT_NAME}</text:p>
      <text:p text:style-name="P12"><text:s text:c="2"/><text:span text:style-name="T15">src</text:span><text:span text:style-name="T11">/</text:span><text:span text:style-name="T18">$</text:span><text:span text:style-name="T15">{PROJECT_NAME}</text:span><text:span text:style-name="T11">.</text:span><text:span text:style-name="T15">cpp</text:span></text:p>
      <text:p text:style-name="P11">)</text:p>
      <text:p text:style-name="P10"/>
      <text:p text:style-name="P10"/>
      <text:p text:style-name="P13">## Specify libraries to link a library or executable target against</text:p>
      <text:p text:style-name="P11">target_link_libraries(<text:span text:style-name="T19">$</text:span>{PROJECT_NAME}</text:p>
      <text:p text:style-name="P11"><text:span text:style-name="T19">$</text:span>{catkin_LIBRARIES}</text:p>
      <text:p text:style-name="P11">)</text:p>
      <text:p text:style-name="P10"/>
      <text:p text:style-name="P11">install(TARGETS <text:span text:style-name="T19">$</text:span>{PROJECT_NAME}</text:p>
      <text:p text:style-name="P12"><text:s text:c="3"/><text:span text:style-name="T15">ARCHIVE DESTINATION </text:span><text:span text:style-name="T18">$</text:span><text:span text:style-name="T15">{CATKIN_PACKAGE_LIB_DESTINATION}</text:span></text:p>
      <text:p text:style-name="P12"><text:s text:c="3"/><text:span text:style-name="T15">LIBRARY DESTINATION </text:span><text:span text:style-name="T18">$</text:span><text:span text:style-name="T15">{CATKIN_PACKAGE_LIB_DESTINATION}</text:span></text:p>
      <text:p text:style-name="P12"><text:s text:c="3"/><text:span text:style-name="T15">RUNTIME DESTINATION </text:span><text:span text:style-name="T18">$</text:span><text:span text:style-name="T15">{CATKIN_GLOBAL_BIN_DESTINATION}</text:span></text:p>
      <text:p text:style-name="P11">)</text:p>
      <text:p text:style-name="P10"/>
      <text:p text:style-name="P13">## Mark cpp header files for installation</text:p>
      <text:p text:style-name="P11">install(DIRECTORY include<text:span text:style-name="T10">/</text:span><text:span text:style-name="T19">$</text:span>{PROJECT_NAME}<text:span text:style-name="T10">/</text:span></text:p>
      <text:p text:style-name="P12"><text:s text:c="3"/><text:span text:style-name="T15">DESTINATION </text:span><text:span text:style-name="T18">$</text:span><text:span text:style-name="T15">{CATKIN_PACKAGE_INCLUDE_DESTINATION})</text:span></text:p>
      <text:p text:style-name="P31"><text:span text:style-name="T4">Now build the package by navigating to the </text:span><text:span text:style-name="Strong_20_Emphasis"><text:span text:style-name="T5">catkin_ws</text:span></text:span><text:span text:style-name="T4"> directory and running the below command:</text:span></text:p>
      <text:p text:style-name="P33">   <text:span text:style-name="T3">Execute in Shell #1</text:span></text:p>
      <text:p text:style-name="P26">In [ ]:</text:p>
      <text:p text:style-name="P6">catkin_make</text:p>
      <text:p text:style-name="P27">At this point your package should be compiled successfully.</text:p>
      <text:p text:style-name="P18">- Notes -</text:p>
      <text:p text:style-name="P31"><text:span text:style-name="T4">For ROS, </text:span><text:span text:style-name="Strong_20_Emphasis"><text:span text:style-name="Source_20_Text"><text:span text:style-name="T7">catkin_make</text:span></text:span></text:span><text:span text:style-name="T4"> serves the purpose of building tool. We can say </text:span><text:span text:style-name="Strong_20_Emphasis"><text:span text:style-name="Source_20_Text"><text:span text:style-name="T7">catkin_make = CMake + make</text:span></text:span></text:span><text:span text:style-name="T4"> command.</text:span></text:p>
      <text:p text:style-name="P31"><text:span text:style-name="Strong_20_Emphasis"><text:span text:style-name="Source_20_Text"><text:span text:style-name="T7">catkin_make</text:span></text:span></text:span><text:span text:style-name="T4"> sets certain ENV variables before running the build generator and building process. Catkin was designed to be more conventional than rosbuild (previously used ROS build tool), allowing for better distribution of packages, better cross-compiling support, and better portability. You can read more about catkin </text:span><text:a xlink:type="simple" xlink:href="http://wiki.ros.org/catkin/conceptual_overview" text:style-name="Internet_20_link" text:visited-style-name="Visited_20_Internet_20_Link"><text:span text:style-name="T2">here</text:span></text:a></text:p>
      <text:p text:style-name="P31"><text:span text:style-name="T4">For ROS2, the build sustem has been changed to </text:span><text:span text:style-name="Strong_20_Emphasis"><text:span text:style-name="Source_20_Text"><text:span text:style-name="T7">colcon</text:span></text:span></text:span><text:span text:style-name="T4">. You can read more about it </text:span><text:a xlink:type="simple" xlink:href="https://design.ros2.org/articles/build_tool.html" text:style-name="Internet_20_link" text:visited-style-name="Visited_20_Internet_20_Link"><text:span text:style-name="T2">here</text:span></text:a></text:p>
      <text:p text:style-name="P18">- End of Notes -</text:p>
      <text:p text:style-name="P31"><text:soft-page-break/><text:span text:style-name="T4">Now, let's understand how we can use this test_library in another ROS package. For this we will create a new ROS package named </text:span><text:span text:style-name="Strong_20_Emphasis"><text:span text:style-name="T5">odom_subs</text:span></text:span><text:span text:style-name="T4">. Inside this package we will create a program that subscribes to the odometry topic and displays the coordinates [X,Y] the robot.</text:span></text:p>
      <text:p text:style-name="P27">Run the below commands:</text:p>
      <text:p text:style-name="P33">   <text:span text:style-name="T3">Execute in Shell #1</text:span></text:p>
      <text:p text:style-name="P26">In [ ]:</text:p>
      <text:p text:style-name="P6">cd <text:span text:style-name="T10">~/</text:span>catkin_ws<text:span text:style-name="T10">/</text:span>src</text:p>
      <text:p text:style-name="P26">In [ ]:</text:p>
      <text:p text:style-name="P6">catkin_create_pkg odom_subs nav_msgs rospy roscpp</text:p>
      <text:p text:style-name="P26">In [ ]:</text:p>
      <text:p text:style-name="P6">mkdir <text:span text:style-name="T10">-</text:span>p <text:span text:style-name="T10">~/</text:span>catkin_ws<text:span text:style-name="T10">/</text:span>src<text:span text:style-name="T10">/</text:span>odom_subs<text:span text:style-name="T10">/</text:span>src</text:p>
      <text:p text:style-name="P26">In [ ]:</text:p>
      <text:p text:style-name="P6">cd <text:span text:style-name="T10">~/</text:span>catkin_ws<text:span text:style-name="T10">/</text:span>src<text:span text:style-name="T10">/</text:span>odom_subs<text:span text:style-name="T10">/</text:span>src</text:p>
      <text:p text:style-name="P26">In [ ]:</text:p>
      <text:p text:style-name="P6">touch odom_listener<text:span text:style-name="T10">.</text:span>cpp</text:p>
      <text:p text:style-name="P31"><text:span text:style-name="T4">Copy the following contents in the </text:span><text:span text:style-name="Strong_20_Emphasis"><text:span text:style-name="T5">odom_listener.cpp</text:span></text:span><text:span text:style-name="T4"> file. Observe carefully that we have included the </text:span><text:span text:style-name="Strong_20_Emphasis"><text:span text:style-name="Source_20_Text"><text:span text:style-name="T7">test_library.h</text:span></text:span></text:span><text:span text:style-name="T4"> to access the function </text:span><text:span text:style-name="Strong_20_Emphasis"><text:span text:style-name="Source_20_Text"><text:span text:style-name="T7">Calculation</text:span></text:span></text:span><text:span text:style-name="T4">, written in </text:span><text:span text:style-name="Strong_20_Emphasis"><text:span text:style-name="Source_20_Text"><text:span text:style-name="T7">test_library.cpp</text:span></text:span></text:span><text:span text:style-name="T4">.</text:span></text:p>
      <text:p text:style-name="P33">   <text:span text:style-name="T3">odom_listener.cpp</text:span></text:p>
      <text:p text:style-name="P26">In [ ]:</text:p>
      <text:p text:style-name="P7">#include "ros/ros.h"</text:p>
      <text:p text:style-name="P13">#include "nav_msgs/Odometry.h"</text:p>
      <text:p text:style-name="P13">#include "../../test_library/include/test_library/test_library.h"</text:p>
      <text:p text:style-name="P10"/>
      <text:p text:style-name="P10"/>
      <text:p text:style-name="P11">void odomCallback(const nav_msgs::Odometry::ConstPtr<text:span text:style-name="T10">&amp;</text:span> msg)</text:p>
      <text:p text:style-name="P11">{</text:p>
      <text:p text:style-name="P12"><text:s text:c="2"/></text:p>
      <text:p text:style-name="P12"><text:s text:c="2"/><text:span text:style-name="T13">float</text:span><text:span text:style-name="T15"> x </text:span><text:span text:style-name="T11">=</text:span><text:span text:style-name="T15"> msg</text:span><text:span text:style-name="T11">-&gt;</text:span><text:span text:style-name="T15">pose</text:span><text:span text:style-name="T11">.</text:span><text:span text:style-name="T15">pose</text:span><text:span text:style-name="T11">.</text:span><text:span text:style-name="T15">position</text:span><text:span text:style-name="T11">.</text:span><text:span text:style-name="T15">x;</text:span></text:p>
      <text:p text:style-name="P12"><text:s text:c="2"/><text:span text:style-name="T13">float</text:span><text:span text:style-name="T15"> y </text:span><text:span text:style-name="T11">=</text:span><text:span text:style-name="T15"> msg</text:span><text:span text:style-name="T11">-&gt;</text:span><text:span text:style-name="T15">pose</text:span><text:span text:style-name="T11">.</text:span><text:span text:style-name="T15">pose</text:span><text:span text:style-name="T11">.</text:span><text:span text:style-name="T15">position</text:span><text:span text:style-name="T11">.</text:span><text:span text:style-name="T15">y;</text:span></text:p>
      <text:p text:style-name="P12"><text:s text:c="2"/><text:span text:style-name="T15">ros::Duration(</text:span><text:span text:style-name="T11">1</text:span><text:span text:style-name="T15">)</text:span><text:span text:style-name="T11">.</text:span><text:span text:style-name="T15">sleep();</text:span></text:p>
      <text:p text:style-name="P12"><text:s text:c="2"/><text:span text:style-name="T15">display_pos(x,y);</text:span></text:p>
      <text:p text:style-name="P12"><text:s text:c="2"/></text:p>
      <text:p text:style-name="P11">}</text:p>
      <text:p text:style-name="P10"/>
      <text:p text:style-name="P11"><text:span text:style-name="T12">int</text:span> main(<text:span text:style-name="T12">int</text:span> argc, char <text:span text:style-name="T10">**</text:span>argv)</text:p>
      <text:p text:style-name="P11">{</text:p>
      <text:p text:style-name="P12"><text:s/></text:p>
      <text:p text:style-name="P12"><text:s text:c="2"/><text:span text:style-name="T15">ros::init(argc, argv, </text:span><text:span text:style-name="T17">"odom_listener"</text:span><text:span text:style-name="T15">);</text:span></text:p>
      <text:p text:style-name="P10"/>
      <text:p text:style-name="P12"><text:s text:c="2"/><text:span text:style-name="T15">ros::NodeHandle n;</text:span></text:p>
      <text:p text:style-name="P10"/>
      <text:p text:style-name="P12"><text:s text:c="2"/><text:span text:style-name="T15">ros::Subscriber sub </text:span><text:span text:style-name="T11">=</text:span><text:span text:style-name="T15"> n</text:span><text:span text:style-name="T11">.</text:span><text:span text:style-name="T15">subscribe(</text:span><text:span text:style-name="T17">"odom"</text:span><text:span text:style-name="T15">, </text:span><text:span text:style-name="T11">1000</text:span><text:span text:style-name="T15">, odomCallback);</text:span></text:p>
      <text:p text:style-name="P12"><text:s text:c="2"/></text:p>
      <text:p text:style-name="P12"><text:s text:c="2"/><text:span text:style-name="T15">ros::spin();</text:span></text:p>
      <text:p text:style-name="P10"/>
      <text:p text:style-name="P12"><text:s text:c="2"/><text:span text:style-name="T14">return</text:span><text:span text:style-name="T15"> </text:span><text:span text:style-name="T11">0</text:span><text:span text:style-name="T15">;</text:span></text:p>
      <text:p text:style-name="P11">}</text:p>
      <text:p text:style-name="P31"><text:span text:style-name="T4">We need to make sure the test_library package is included in the </text:span><text:span text:style-name="Strong_20_Emphasis"><text:span text:style-name="Source_20_Text"><text:span text:style-name="T7">find_package</text:span></text:span></text:span><text:span text:style-name="T4"> section of </text:span><text:span text:style-name="Strong_20_Emphasis"><text:span text:style-name="T5">CMakeLists.txt</text:span></text:span><text:span text:style-name="T4">:</text:span></text:p>
      <text:p text:style-name="P33"><text:soft-page-break/>   <text:span text:style-name="T3">CMakeLists.txt</text:span></text:p>
      <text:p text:style-name="P26">In [ ]:</text:p>
      <text:p text:style-name="P6">cmake_minimum_required(VERSION <text:span text:style-name="T10">3.0.2</text:span>)</text:p>
      <text:p text:style-name="P11">project(odom_subs)</text:p>
      <text:p text:style-name="P10"/>
      <text:p text:style-name="P10"/>
      <text:p text:style-name="P11">find_package(catkin REQUIRED COMPONENTS</text:p>
      <text:p text:style-name="P12"><text:s text:c="2"/><text:span text:style-name="T15">nav_msgs</text:span></text:p>
      <text:p text:style-name="P12"><text:s text:c="2"/><text:span text:style-name="T15">roscpp</text:span></text:p>
      <text:p text:style-name="P12"><text:s text:c="2"/><text:span text:style-name="T15">rospy</text:span></text:p>
      <text:p text:style-name="P12"><text:s text:c="2"/><text:span text:style-name="T15">test_library</text:span></text:p>
      <text:p text:style-name="P11">)</text:p>
      <text:p text:style-name="P10"/>
      <text:p text:style-name="P11">catkin_package()</text:p>
      <text:p text:style-name="P10"/>
      <text:p text:style-name="P11">include_directories(</text:p>
      <text:p text:style-name="P13"># include</text:p>
      <text:p text:style-name="P12"><text:s text:c="2"/><text:span text:style-name="T18">$</text:span><text:span text:style-name="T15">{catkin_INCLUDE_DIRS}</text:span></text:p>
      <text:p text:style-name="P11">)</text:p>
      <text:p text:style-name="P10"/>
      <text:p text:style-name="P11">add_executable(odom_listener src<text:span text:style-name="T10">/</text:span>odom_listener<text:span text:style-name="T10">.</text:span>cpp)</text:p>
      <text:p text:style-name="P11">add_dependencies(odom_listener nav_msgs_generate_messages_cpp)</text:p>
      <text:p text:style-name="P12"><text:s/><text:span text:style-name="T15">target_link_libraries(odom_listener</text:span></text:p>
      <text:p text:style-name="P12"><text:s text:c="3"/><text:span text:style-name="T18">$</text:span><text:span text:style-name="T15">{catkin_LIBRARIES}</text:span></text:p>
      <text:p text:style-name="P11">)</text:p>
      <text:p text:style-name="P27">Now let's compile!</text:p>
      <text:p text:style-name="P33">   <text:span text:style-name="T3">Execute in Shell #1</text:span></text:p>
      <text:p text:style-name="P26">In [ ]:</text:p>
      <text:p text:style-name="P6">cd catkin_ws</text:p>
      <text:p text:style-name="P26">In [ ]:</text:p>
      <text:p text:style-name="P6">catkin_make</text:p>
      <text:p text:style-name="P26">In [ ]:</text:p>
      <text:p text:style-name="P6">source devel<text:span text:style-name="T10">/</text:span>setup<text:span text:style-name="T10">.</text:span>bash</text:p>
      <text:p text:style-name="P27">Once you have built the newly added package, it's time to put it to use.</text:p>
      <text:p text:style-name="P33">   <text:span text:style-name="T3">Execute in Shell #2</text:span></text:p>
      <text:p text:style-name="P26">In [ ]:</text:p>
      <text:p text:style-name="P6">roslaunch turtlebot_teleop keyboard_teleop<text:span text:style-name="T10">.</text:span>launch</text:p>
      <text:p text:style-name="P27">This command will teleoperate the robot using keyboard</text:p>
      <text:p text:style-name="P33">   <text:span text:style-name="T3">Execute in Shell #3</text:span></text:p>
      <text:p text:style-name="P26">In [ ]:</text:p>
      <text:p text:style-name="P6">source <text:span text:style-name="T10">~/</text:span>catkin_ws<text:span text:style-name="T10">/</text:span>devel<text:span text:style-name="T10">/</text:span>setup<text:span text:style-name="T10">.</text:span>bash</text:p>
      <text:p text:style-name="P26">In [ ]:</text:p>
      <text:p text:style-name="P6">rosrun odom_subs odom_listener</text:p>
      <text:p text:style-name="P31"><text:span text:style-name="T4">Run the odom_listener node which will use </text:span><text:span text:style-name="Strong_20_Emphasis"><text:span text:style-name="Source_20_Text"><text:span text:style-name="T7">display_pos</text:span></text:span></text:span><text:span text:style-name="T4"> library present in another ROS package.</text:span></text:p>
      <text:p text:style-name="P27">The current coordinates of the robot [X,Y] will be dispalyed on the terminal every second.</text:p>
      <text:p text:style-name="P30"><draw:frame draw:style-name="fr2" draw:name="Image6" text:anchor-type="paragraph" svg:width="5.2083in" svg:height="0.3929in" draw:z-index="5"><draw:image xlink:href="https://s3.eu-west-1.amazonaws.com/notebooks.ws/modern_cpp/images/output_position.png" xlink:type="simple" xlink:show="embed" xlink:actuate="onLoad"/></draw:frame>- End Demo 1.3 -</text:p>
      <text:p text:style-name="P19">- Exercise 1.1 -</text:p>
      <text:p text:style-name="P27"><text:soft-page-break/>Create a library that displays the velocity of the robot at every moment.</text:p>
      <text:p text:style-name="P22">- Exercise 1.1 -</text:p>
      <text:p text:style-name="P20">- Expected Output for Exercise 1.1 -</text:p>
      <text:p text:style-name="P27">Following should be the expected output.</text:p>
      <text:p text:style-name="P33">   <text:span text:style-name="T3">Expected Output</text:span></text:p>
      <text:p text:style-name="P29"><draw:frame draw:style-name="fr1" draw:name="Image7" text:anchor-type="as-char" svg:width="0.7862in" svg:height="0.3929in" draw:z-index="6"><draw:image xlink:href="https://s3.eu-west-1.amazonaws.com/notebooks.ws/modern_cpp/images/velocities_output.png" xlink:type="simple" xlink:show="embed" xlink:actuate="onLoad"/></draw:frame></text:p>
      <text:p text:style-name="P23">- End of Expected Output -</text:p>
      <text:p text:style-name="P21">- Solution for Exercise 1.1 -</text:p>
      <text:p text:style-name="P27">The exercise is simple. Give it a proper try before checking the solution.</text:p>
      <text:p text:style-name="P27">The solution is, the odom_subs has already subscribed to the /odom rostopic. All we have to do is display the angular and linear velocity of the robot. You can use the existing library or create a altogether new library. Let me show you what part of the files will need a change.</text:p>
      <text:p text:style-name="P33">   <text:span text:style-name="T3">test_library.h</text:span></text:p>
      <text:p text:style-name="P26">In [ ]:</text:p>
      <text:p text:style-name="P7">#ifndef TEST_LIBRARY_H</text:p>
      <text:p text:style-name="P13">#define TEST_LIBRARY_H</text:p>
      <text:p text:style-name="P10"/>
      <text:p text:style-name="P13">#include &lt;ros/ros.h&gt;</text:p>
      <text:p text:style-name="P10"/>
      <text:p text:style-name="P11">void Calculation(<text:span text:style-name="T12">float</text:span> lin, <text:span text:style-name="T12">float</text:span> ang);</text:p>
      <text:p text:style-name="P10"/>
      <text:p text:style-name="P13">#endif</text:p>
      <text:p text:style-name="P33">   <text:span text:style-name="T3">test_library.cpp</text:span></text:p>
      <text:p text:style-name="P26">In [ ]:</text:p>
      <text:p text:style-name="P7">#include "../include/test_library/test_library.h"</text:p>
      <text:p text:style-name="P10"/>
      <text:p text:style-name="P10"/>
      <text:p text:style-name="P11">void Calculation(<text:span text:style-name="T12">float</text:span> lin, <text:span text:style-name="T12">float</text:span> ang) {</text:p>
      <text:p text:style-name="P12"><text:s text:c="5"/><text:span text:style-name="T15">std::cout</text:span><text:span text:style-name="T11">&lt;&lt;</text:span><text:span text:style-name="T15"> </text:span><text:span text:style-name="T17">"Linear velocity:"</text:span><text:span text:style-name="T15"> </text:span><text:span text:style-name="T11">&lt;&lt;</text:span><text:span text:style-name="T15"> lin </text:span><text:span text:style-name="T11">&lt;&lt;</text:span><text:span text:style-name="T17">"Angular Velocity:"</text:span><text:span text:style-name="T11">&lt;&lt;</text:span><text:span text:style-name="T15">ang</text:span><text:span text:style-name="T11">&lt;&lt;</text:span><text:span text:style-name="T15">std::endl;</text:span></text:p>
      <text:p text:style-name="P10"/>
      <text:p text:style-name="P12"><text:s text:c="5"/><text:span text:style-name="T15">}</text:span></text:p>
      <text:p text:style-name="P33">   <text:span text:style-name="T3">odom_listener.cpp</text:span></text:p>
      <text:p text:style-name="P26">In [ ]:</text:p>
      <text:p text:style-name="P7">#include "ros/ros.h"</text:p>
      <text:p text:style-name="P13">#include "nav_msgs/Odometry.h"</text:p>
      <text:p text:style-name="P13">#include "../../test_library/include/test_library/test_library.h"</text:p>
      <text:p text:style-name="P10"/>
      <text:p text:style-name="P10"/>
      <text:p text:style-name="P11">void odomCallback(const nav_msgs::Odometry::ConstPtr<text:span text:style-name="T10">&amp;</text:span> msg)</text:p>
      <text:p text:style-name="P11">{</text:p>
      <text:p text:style-name="P12"><text:s text:c="2"/></text:p>
      <text:p text:style-name="P12"><text:s text:c="2"/><text:span text:style-name="T13">float</text:span><text:span text:style-name="T15"> linear </text:span><text:span text:style-name="T11">=</text:span><text:span text:style-name="T15">msg</text:span><text:span text:style-name="T11">-&gt;</text:span><text:span text:style-name="T15">twist</text:span><text:span text:style-name="T11">.</text:span><text:span text:style-name="T15">twist</text:span><text:span text:style-name="T11">.</text:span><text:span text:style-name="T15">linear</text:span><text:span text:style-name="T11">.</text:span><text:span text:style-name="T15">x;</text:span></text:p>
      <text:p text:style-name="P12"><text:s text:c="2"/><text:span text:style-name="T13">float</text:span><text:span text:style-name="T15"> angular </text:span><text:span text:style-name="T11">=</text:span><text:span text:style-name="T15"> msg</text:span><text:span text:style-name="T11">-&gt;</text:span><text:span text:style-name="T15">twist</text:span><text:span text:style-name="T11">.</text:span><text:span text:style-name="T15">twist</text:span><text:span text:style-name="T11">.</text:span><text:span text:style-name="T15">angular</text:span><text:span text:style-name="T11">.</text:span><text:span text:style-name="T15">z;</text:span></text:p>
      <text:p text:style-name="P12"><text:s text:c="2"/><text:span text:style-name="T15">Calculation(linear,angular);</text:span></text:p>
      <text:p text:style-name="P12"><text:s text:c="2"/></text:p>
      <text:p text:style-name="P11">}</text:p>
      <text:p text:style-name="P10"/>
      <text:p text:style-name="P11"><text:span text:style-name="T12">int</text:span> main(<text:span text:style-name="T12">int</text:span> argc, char <text:span text:style-name="T10">**</text:span>argv)</text:p>
      <text:p text:style-name="P11">{</text:p>
      <text:p text:style-name="P12"><text:soft-page-break/><text:s/></text:p>
      <text:p text:style-name="P12"><text:s text:c="2"/><text:span text:style-name="T15">ros::init(argc, argv, </text:span><text:span text:style-name="T17">"odom_listener"</text:span><text:span text:style-name="T15">);</text:span></text:p>
      <text:p text:style-name="P10"/>
      <text:p text:style-name="P10"/>
      <text:p text:style-name="P12"><text:s text:c="2"/><text:span text:style-name="T15">ros::NodeHandle n;</text:span></text:p>
      <text:p text:style-name="P10"/>
      <text:p text:style-name="P12"><text:s text:c="2"/><text:span text:style-name="T15">ros::Subscriber sub </text:span><text:span text:style-name="T11">=</text:span><text:span text:style-name="T15"> n</text:span><text:span text:style-name="T11">.</text:span><text:span text:style-name="T15">subscribe(</text:span><text:span text:style-name="T17">"odom"</text:span><text:span text:style-name="T15">, </text:span><text:span text:style-name="T11">1000</text:span><text:span text:style-name="T15">, odomCallback);</text:span></text:p>
      <text:p text:style-name="P12"><text:s text:c="2"/></text:p>
      <text:p text:style-name="P12"><text:s text:c="2"/><text:span text:style-name="T15">ros::spin();</text:span></text:p>
      <text:p text:style-name="P10"/>
      <text:p text:style-name="P12"><text:s text:c="2"/><text:span text:style-name="T14">return</text:span><text:span text:style-name="T15"> </text:span><text:span text:style-name="T11">0</text:span><text:span text:style-name="T15">;</text:span></text:p>
      <text:p text:style-name="P11">}</text:p>
      <text:p text:style-name="P24">- Solution for Exercise 1.1 -</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Oxygen" svg:font-family="Oxygen, sans-serif"/>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2-07T09:01:08.402276472</meta:creation-date>
    <dc:date>2024-02-07T09:04:19.094548466</dc:date>
    <meta:editing-duration>PT3M11S</meta:editing-duration>
    <meta:editing-cycles>1</meta:editing-cycles>
    <meta:document-statistic meta:table-count="0" meta:image-count="7" meta:object-count="0" meta:page-count="17" meta:paragraph-count="544" meta:word-count="4053" meta:character-count="25686" meta:non-whitespace-character-count="21815"/>
    <meta:generator>LibreOffice/6.4.7.2$Linux_X86_64 LibreOffice_project/40$Build-2</meta:generator>
  </office:meta>
</office:document-meta>
</file>